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 style:data-style-name="N84"/>
    <style:style style:name="ce3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table:style-name="Default" office:value-type="string">
            <text:p>Real</text:p>
          </table:table-cell>
          <table:table-cell table:style-name="Default" office:value-type="string">
            <text:p>RK4</text:p>
          </table:table-cell>
          <table:table-cell table:style-name="Default" office:value-type="string">
            <text:p>Gauss</text:p>
          </table:table-cell>
          <table:table-cell table:style-name="Default" office:value-type="string">
            <text:p>Heun</text:p>
          </table:table-cell>
          <table:table-cell table:style-name="Default" office:value-type="string">
            <text:p>Euler</text:p>
          </table:table-cell>
          <table:table-cell table:style-name="Default" table:number-columns-repeated="1019"/>
        </table:table-row>
        <table:table-row table:style-name="ro1">
          <table:table-cell table:number-columns-repeated="5" office:value-type="date" office:date-value="2008-02-07">
            <text:p>2008-02-07</text:p>
          </table:table-cell>
          <table:table-cell table:number-columns-repeated="1019"/>
        </table:table-row>
        <table:table-row table:style-name="ro1">
          <table:table-cell table:number-columns-repeated="4" office:value-type="date" office:date-value="2008-08-01">
            <text:p>2008-08-01</text:p>
          </table:table-cell>
          <table:table-cell office:value-type="date" office:date-value="2008-08-08">
            <text:p>2008-08-08</text:p>
          </table:table-cell>
          <table:table-cell table:number-columns-repeated="1019"/>
        </table:table-row>
        <table:table-row table:style-name="ro1">
          <table:table-cell table:number-columns-repeated="2" office:value-type="date" office:date-value="2009-01-26">
            <text:p>2009-01-26</text:p>
          </table:table-cell>
          <table:table-cell office:value-type="date" office:date-value="2009-01-27">
            <text:p>2009-01-27</text:p>
          </table:table-cell>
          <table:table-cell office:value-type="date" office:date-value="2009-01-26">
            <text:p>2009-01-26</text:p>
          </table:table-cell>
          <table:table-cell office:value-type="date" office:date-value="2008-08-09">
            <text:p>2008-08-09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09-07-21">
            <text:p>2009-07-21</text:p>
          </table:table-cell>
          <table:table-cell table:number-columns-repeated="1022"/>
        </table:table-row>
        <table:table-row table:style-name="ro1">
          <table:table-cell table:number-columns-repeated="2" office:value-type="date" office:date-value="2009-07-22">
            <text:p>2009-07-22</text:p>
          </table:table-cell>
          <table:table-cell office:value-type="date" office:date-value="2009-07-24">
            <text:p>2009-07-24</text:p>
          </table:table-cell>
          <table:table-cell office:value-type="date" office:date-value="2009-07-21">
            <text:p>2009-07-21</text:p>
          </table:table-cell>
          <table:table-cell office:value-type="date" office:date-value="2009-01-18">
            <text:p>2009-01-18</text:p>
          </table:table-cell>
          <table:table-cell table:number-columns-repeated="1019"/>
        </table:table-row>
        <table:table-row table:style-name="ro1">
          <table:table-cell table:number-columns-repeated="2" office:value-type="date" office:date-value="2010-01-15">
            <text:p>2010-01-15</text:p>
          </table:table-cell>
          <table:table-cell office:value-type="date" office:date-value="2010-01-19">
            <text:p>2010-01-19</text:p>
          </table:table-cell>
          <table:table-cell office:value-type="date" office:date-value="2009-07-22">
            <text:p>2009-07-22</text:p>
          </table:table-cell>
          <table:table-cell office:value-type="date" office:date-value="2009-01-19">
            <text:p>2009-01-19</text:p>
          </table:table-cell>
          <table:table-cell table:number-columns-repeated="1019"/>
        </table:table-row>
        <table:table-row table:style-name="ro1">
          <table:table-cell table:number-columns-repeated="2" office:value-type="date" office:date-value="2010-07-11">
            <text:p>2010-07-11</text:p>
          </table:table-cell>
          <table:table-cell office:value-type="date" office:date-value="2010-12-15">
            <text:p>2010-12-15</text:p>
          </table:table-cell>
          <table:table-cell office:value-type="date" office:date-value="2010-01-15">
            <text:p>2010-01-15</text:p>
          </table:table-cell>
          <table:table-cell office:value-type="date" office:date-value="2009-07-08">
            <text:p>2009-07-08</text:p>
          </table:table-cell>
          <table:table-cell table:number-columns-repeated="1019"/>
        </table:table-row>
        <table:table-row table:style-name="ro1">
          <table:table-cell table:number-columns-repeated="2" office:value-type="date" office:date-value="2011-01-04">
            <text:p>2011-01-04</text:p>
          </table:table-cell>
          <table:table-cell office:value-type="date" office:date-value="2011-06-14">
            <text:p>2011-06-14</text:p>
          </table:table-cell>
          <table:table-cell office:value-type="date" office:date-value="2010-07-11">
            <text:p>2010-07-11</text:p>
          </table:table-cell>
          <table:table-cell office:value-type="date" office:date-value="2010-01-01">
            <text:p>2010-01-01</text:p>
          </table:table-cell>
          <table:table-cell table:number-columns-repeated="1019"/>
        </table:table-row>
        <table:table-row table:style-name="ro1">
          <table:table-cell table:number-columns-repeated="2" office:value-type="date" office:date-value="2011-06-01">
            <text:p>2011-06-01</text:p>
          </table:table-cell>
          <table:table-cell office:value-type="date" office:date-value="2011-06-15">
            <text:p>2011-06-15</text:p>
          </table:table-cell>
          <table:table-cell office:value-type="date" office:date-value="2011-01-04">
            <text:p>2011-01-04</text:p>
          </table:table-cell>
          <table:table-cell office:value-type="date" office:date-value="2010-07-07">
            <text:p>2010-07-07</text:p>
          </table:table-cell>
          <table:table-cell table:number-columns-repeated="1019"/>
        </table:table-row>
        <table:table-row table:style-name="ro1">
          <table:table-cell office:value-type="date" office:date-value="2011-07-01">
            <text:p>2011-07-01</text:p>
          </table:table-cell>
          <table:table-cell office:value-type="date" office:date-value="2011-11-24">
            <text:p>2011-11-24</text:p>
          </table:table-cell>
          <table:table-cell office:value-type="date" office:date-value="2011-12-12">
            <text:p>2011-12-12</text:p>
          </table:table-cell>
          <table:table-cell office:value-type="date" office:date-value="2011-06-01">
            <text:p>2011-06-01</text:p>
          </table:table-cell>
          <table:table-cell office:value-type="date" office:date-value="2010-07-08">
            <text:p>2010-07-08</text:p>
          </table:table-cell>
          <table:table-cell table:number-columns-repeated="1019"/>
        </table:table-row>
        <table:table-row table:style-name="ro1">
          <table:table-cell table:number-columns-repeated="2" office:value-type="date" office:date-value="2011-11-25">
            <text:p>2011-11-25</text:p>
          </table:table-cell>
          <table:table-cell office:value-type="date" office:date-value="2012-05-12">
            <text:p>2012-05-12</text:p>
          </table:table-cell>
          <table:table-cell office:value-type="date" office:date-value="2011-11-24">
            <text:p>2011-11-24</text:p>
          </table:table-cell>
          <table:table-cell office:value-type="date" office:date-value="2010-12-08">
            <text:p>2010-12-08</text:p>
          </table:table-cell>
          <table:table-cell table:number-columns-repeated="1019"/>
        </table:table-row>
        <table:table-row table:style-name="ro1">
          <table:table-cell table:number-columns-repeated="2" office:value-type="date" office:date-value="2012-05-20">
            <text:p>2012-05-20</text:p>
          </table:table-cell>
          <table:table-cell office:value-type="date" office:date-value="2012-11-10">
            <text:p>2012-11-10</text:p>
          </table:table-cell>
          <table:table-cell office:value-type="date" office:date-value="2011-11-25">
            <text:p>2011-11-25</text:p>
          </table:table-cell>
          <table:table-cell office:value-type="date" office:date-value="2013-04-12">
            <text:p>2013-04-12</text:p>
          </table:table-cell>
          <table:table-cell table:number-columns-repeated="1019"/>
        </table:table-row>
        <table:table-row table:style-name="ro1">
          <table:table-cell table:number-columns-repeated="2" office:value-type="date" office:date-value="2012-11-13">
            <text:p>2012-11-13</text:p>
          </table:table-cell>
          <table:table-cell office:value-type="date" office:date-value="2013-05-12">
            <text:p>2013-05-12</text:p>
          </table:table-cell>
          <table:table-cell office:value-type="date" office:date-value="2012-05-20">
            <text:p>2012-05-20</text:p>
          </table:table-cell>
          <table:table-cell office:value-type="date" office:date-value="2013-04-13">
            <text:p>2013-04-13</text:p>
          </table:table-cell>
          <table:table-cell table:number-columns-repeated="1019"/>
        </table:table-row>
        <table:table-row table:style-name="ro1">
          <table:table-cell office:value-type="date" office:date-value="2013-05-10">
            <text:p>2013-05-10</text:p>
          </table:table-cell>
          <table:table-cell office:value-type="date" office:date-value="2013-05-09">
            <text:p>2013-05-09</text:p>
          </table:table-cell>
          <table:table-cell office:value-type="date" office:date-value="2014-04-13">
            <text:p>2014-04-13</text:p>
          </table:table-cell>
          <table:table-cell office:value-type="date" office:date-value="2012-11-13">
            <text:p>2012-11-13</text:p>
          </table:table-cell>
          <table:table-cell office:value-type="date" office:date-value="2015-02-22">
            <text:p>2015-02-22</text:p>
          </table:table-cell>
          <table:table-cell table:number-columns-repeated="1019"/>
        </table:table-row>
        <table:table-row table:style-name="ro1">
          <table:table-cell table:number-columns-repeated="2" office:value-type="date" office:date-value="2013-11-03">
            <text:p>2013-11-03</text:p>
          </table:table-cell>
          <table:table-cell office:value-type="date" office:date-value="2014-10-15">
            <text:p>2014-10-15</text:p>
          </table:table-cell>
          <table:table-cell office:value-type="date" office:date-value="2013-05-09">
            <text:p>2013-05-09</text:p>
          </table:table-cell>
          <table:table-cell office:value-type="date" office:date-value="2019-04-22">
            <text:p>2019-04-22</text:p>
          </table:table-cell>
          <table:table-cell table:number-columns-repeated="1019"/>
        </table:table-row>
        <table:table-row table:style-name="ro1">
          <table:table-cell office:value-type="date" office:date-value="2014-04-29">
            <text:p>2014-04-29</text:p>
          </table:table-cell>
          <table:table-cell office:value-type="date" office:date-value="2014-04-28">
            <text:p>2014-04-28</text:p>
          </table:table-cell>
          <table:table-cell office:value-type="date" office:date-value="2015-03-18">
            <text:p>2015-03-18</text:p>
          </table:table-cell>
          <table:table-cell office:value-type="date" office:date-value="2013-11-03">
            <text:p>2013-11-03</text:p>
          </table:table-cell>
          <table:table-cell office:value-type="date" office:date-value="2020-09-06">
            <text:p>2020-09-06</text:p>
          </table:table-cell>
          <table:table-cell table:number-columns-repeated="1019"/>
        </table:table-row>
        <table:table-row table:style-name="ro1">
          <table:table-cell table:number-columns-repeated="2" office:value-type="date" office:date-value="2014-10-23">
            <text:p>2014-10-23</text:p>
          </table:table-cell>
          <table:table-cell office:value-type="date" office:date-value="2015-09-19">
            <text:p>2015-09-19</text:p>
          </table:table-cell>
          <table:table-cell office:value-type="date" office:date-value="2014-04-28">
            <text:p>2014-04-28</text:p>
          </table:table-cell>
          <table:table-cell office:value-type="date" office:date-value="2021-07-31">
            <text:p>2021-07-31</text:p>
          </table:table-cell>
          <table:table-cell table:number-columns-repeated="1019"/>
        </table:table-row>
        <table:table-row table:style-name="ro1">
          <table:table-cell office:value-type="date" office:date-value="2015-03-20">
            <text:p>2015-03-20</text:p>
          </table:table-cell>
          <table:table-cell office:value-type="date" office:date-value="2015-03-19">
            <text:p>2015-03-19</text:p>
          </table:table-cell>
          <table:table-cell office:value-type="date" office:date-value="2016-08-25">
            <text:p>2016-08-25</text:p>
          </table:table-cell>
          <table:table-cell office:value-type="date" office:date-value="2014-10-23">
            <text:p>2014-10-23</text:p>
          </table:table-cell>
          <table:table-cell office:value-type="date" office:date-value="2022-07-03">
            <text:p>2022-07-03</text:p>
          </table:table-cell>
          <table:table-cell table:number-columns-repeated="1019"/>
        </table:table-row>
        <table:table-row table:style-name="ro1">
          <table:table-cell office:value-type="date" office:date-value="2015-09-13">
            <text:p>2015-09-13</text:p>
          </table:table-cell>
          <table:table-cell office:value-type="date" office:date-value="2015-09-12">
            <text:p>2015-09-12</text:p>
          </table:table-cell>
          <table:table-cell office:value-type="date" office:date-value="2017-08-03">
            <text:p>2017-08-03</text:p>
          </table:table-cell>
          <table:table-cell office:value-type="date" office:date-value="2015-03-19">
            <text:p>2015-03-19</text:p>
          </table:table-cell>
          <table:table-cell office:value-type="date" office:date-value="2022-07-04">
            <text:p>2022-07-04</text:p>
          </table:table-cell>
          <table:table-cell table:number-columns-repeated="1019"/>
        </table:table-row>
        <table:table-row table:style-name="ro1">
          <table:table-cell office:value-type="date" office:date-value="2016-03-09">
            <text:p>2016-03-09</text:p>
          </table:table-cell>
          <table:table-cell office:value-type="date" office:date-value="2016-03-08">
            <text:p>2016-03-08</text:p>
          </table:table-cell>
          <table:table-cell office:value-type="date" office:date-value="2018-02-08">
            <text:p>2018-02-08</text:p>
          </table:table-cell>
          <table:table-cell office:value-type="date" office:date-value="2015-09-12">
            <text:p>2015-09-12</text:p>
          </table:table-cell>
          <table:table-cell office:value-type="date" office:date-value="2025-04-02">
            <text:p>2025-04-02</text:p>
          </table:table-cell>
          <table:table-cell table:number-columns-repeated="1019"/>
        </table:table-row>
        <table:table-row table:style-name="ro1">
          <table:table-cell office:value-type="date" office:date-value="2016-09-01">
            <text:p>2016-09-01</text:p>
          </table:table-cell>
          <table:table-cell office:value-type="date" office:date-value="2016-08-31">
            <text:p>2016-08-31</text:p>
          </table:table-cell>
          <table:table-cell office:value-type="date" office:date-value="2018-07-14">
            <text:p>2018-07-14</text:p>
          </table:table-cell>
          <table:table-cell office:value-type="date" office:date-value="2016-03-08">
            <text:p>2016-03-08</text:p>
          </table:table-cell>
          <table:table-cell office:value-type="date" office:date-value="2026-12-26">
            <text:p>2026-12-26</text:p>
          </table:table-cell>
          <table:table-cell table:number-columns-repeated="1019"/>
        </table:table-row>
        <table:table-row table:style-name="ro1">
          <table:table-cell office:value-type="date" office:date-value="2017-02-26">
            <text:p>2017-02-26</text:p>
          </table:table-cell>
          <table:table-cell office:value-type="date" office:date-value="2017-02-25">
            <text:p>2017-02-25</text:p>
          </table:table-cell>
          <table:table-cell office:value-type="date" office:date-value="2018-07-15">
            <text:p>2018-07-15</text:p>
          </table:table-cell>
          <table:table-cell office:value-type="date" office:date-value="2016-08-31">
            <text:p>2016-08-31</text:p>
          </table:table-cell>
          <table:table-cell office:value-type="date" office:date-value="2026-12-27">
            <text:p>2026-12-27</text:p>
          </table:table-cell>
          <table:table-cell table:number-columns-repeated="1019"/>
        </table:table-row>
        <table:table-row table:style-name="ro1">
          <table:table-cell office:value-type="date" office:date-value="2017-08-21">
            <text:p>2017-08-21</text:p>
          </table:table-cell>
          <table:table-cell office:value-type="date" office:date-value="2017-02-26">
            <text:p>2017-02-26</text:p>
          </table:table-cell>
          <table:table-cell office:value-type="date" office:date-value="2019-01-19">
            <text:p>2019-01-19</text:p>
          </table:table-cell>
          <table:table-cell office:value-type="date" office:date-value="2017-02-25">
            <text:p>2017-02-25</text:p>
          </table:table-cell>
          <table:table-cell office:value-type="date" office:date-value="2028-02-24">
            <text:p>2028-02-24</text:p>
          </table:table-cell>
          <table:table-cell table:number-columns-repeated="1019"/>
        </table:table-row>
        <table:table-row table:style-name="ro1">
          <table:table-cell office:value-type="date" office:date-value="2018-02-15">
            <text:p>2018-02-15</text:p>
          </table:table-cell>
          <table:table-cell office:value-type="date" office:date-value="2017-08-20">
            <text:p>2017-08-20</text:p>
          </table:table-cell>
          <table:table-cell office:value-type="date" office:date-value="2019-06-27">
            <text:p>2019-06-27</text:p>
          </table:table-cell>
          <table:table-cell office:value-type="date" office:date-value="2017-02-26">
            <text:p>2017-02-26</text:p>
          </table:table-cell>
          <table:table-cell table:number-columns-repeated="1020"/>
        </table:table-row>
        <table:table-row table:style-name="ro1">
          <table:table-cell office:value-type="date" office:date-value="2018-07-13">
            <text:p>2018-07-13</text:p>
          </table:table-cell>
          <table:table-cell office:value-type="date" office:date-value="2017-08-21">
            <text:p>2017-08-21</text:p>
          </table:table-cell>
          <table:table-cell office:value-type="date" office:date-value="2020-01-02">
            <text:p>2020-01-02</text:p>
          </table:table-cell>
          <table:table-cell office:value-type="date" office:date-value="2017-08-20">
            <text:p>2017-08-20</text:p>
          </table:table-cell>
          <table:table-cell table:number-columns-repeated="1020"/>
        </table:table-row>
        <table:table-row table:style-name="ro1">
          <table:table-cell office:value-type="date" office:date-value="2018-08-11">
            <text:p>2018-08-11</text:p>
          </table:table-cell>
          <table:table-cell office:value-type="date" office:date-value="2019-01-05">
            <text:p>2019-01-05</text:p>
          </table:table-cell>
          <table:table-cell office:value-type="date" office:date-value="2020-06-09">
            <text:p>2020-06-09</text:p>
          </table:table-cell>
          <table:table-cell office:value-type="date" office:date-value="2017-08-21">
            <text:p>2017-08-21</text:p>
          </table:table-cell>
          <table:table-cell table:number-columns-repeated="1020"/>
        </table:table-row>
        <table:table-row table:style-name="ro1">
          <table:table-cell office:value-type="date" office:date-value="2019-01-06">
            <text:p>2019-01-06</text:p>
          </table:table-cell>
          <table:table-cell office:value-type="date" office:date-value="2019-07-01">
            <text:p>2019-07-01</text:p>
          </table:table-cell>
          <table:table-cell office:value-type="date" office:date-value="2021-05-25">
            <text:p>2021-05-25</text:p>
          </table:table-cell>
          <table:table-cell office:value-type="date" office:date-value="2019-01-05">
            <text:p>2019-01-05</text:p>
          </table:table-cell>
          <table:table-cell table:number-columns-repeated="1020"/>
        </table:table-row>
        <table:table-row table:style-name="ro1">
          <table:table-cell table:number-columns-repeated="2" office:value-type="date" office:date-value="2019-07-02">
            <text:p>2019-07-02</text:p>
          </table:table-cell>
          <table:table-cell office:value-type="date" office:date-value="2021-11-02">
            <text:p>2021-11-02</text:p>
          </table:table-cell>
          <table:table-cell office:value-type="date" office:date-value="2019-07-01">
            <text:p>2019-07-01</text:p>
          </table:table-cell>
          <table:table-cell table:number-columns-repeated="1020"/>
        </table:table-row>
        <table:table-row table:style-name="ro1">
          <table:table-cell office:value-type="date" office:date-value="2019-12-26">
            <text:p>2019-12-26</text:p>
          </table:table-cell>
          <table:table-cell office:value-type="date" office:date-value="2019-12-25">
            <text:p>2019-12-25</text:p>
          </table:table-cell>
          <table:table-cell office:value-type="date" office:date-value="2022-05-12">
            <text:p>2022-05-12</text:p>
          </table:table-cell>
          <table:table-cell office:value-type="date" office:date-value="2019-07-02">
            <text:p>2019-07-02</text:p>
          </table:table-cell>
          <table:table-cell table:number-columns-repeated="1020"/>
        </table:table-row>
        <table:table-row table:style-name="ro1">
          <table:table-cell office:value-type="date" office:date-value="2020-06-21">
            <text:p>2020-06-21</text:p>
          </table:table-cell>
          <table:table-cell office:value-type="date" office:date-value="2020-06-20">
            <text:p>2020-06-20</text:p>
          </table:table-cell>
          <table:table-cell office:value-type="date" office:date-value="2022-10-21">
            <text:p>2022-10-21</text:p>
          </table:table-cell>
          <table:table-cell office:value-type="date" office:date-value="2019-12-25">
            <text:p>2019-12-25</text:p>
          </table:table-cell>
          <table:table-cell table:number-columns-repeated="1020"/>
        </table:table-row>
        <table:table-row table:style-name="ro1">
          <table:table-cell office:value-type="date" office:date-value="2020-12-14">
            <text:p>2020-12-14</text:p>
          </table:table-cell>
          <table:table-cell office:value-type="date" office:date-value="2020-12-13">
            <text:p>2020-12-13</text:p>
          </table:table-cell>
          <table:table-cell office:value-type="date" office:date-value="2023-03-31">
            <text:p>2023-03-31</text:p>
          </table:table-cell>
          <table:table-cell office:value-type="date" office:date-value="2020-06-20">
            <text:p>2020-06-20</text:p>
          </table:table-cell>
          <table:table-cell table:number-columns-repeated="1020"/>
        </table:table-row>
        <table:table-row table:style-name="ro1">
          <table:table-cell office:value-type="date" office:date-value="2021-06-10">
            <text:p>2021-06-10</text:p>
          </table:table-cell>
          <table:table-cell office:value-type="date" office:date-value="2021-06-09">
            <text:p>2021-06-09</text:p>
          </table:table-cell>
          <table:table-cell office:value-type="date" office:date-value="2023-10-10">
            <text:p>2023-10-10</text:p>
          </table:table-cell>
          <table:table-cell office:value-type="date" office:date-value="2020-12-13">
            <text:p>2020-12-13</text:p>
          </table:table-cell>
          <table:table-cell table:number-columns-repeated="1020"/>
        </table:table-row>
        <table:table-row table:style-name="ro1">
          <table:table-cell office:value-type="date" office:date-value="2021-12-04">
            <text:p>2021-12-04</text:p>
          </table:table-cell>
          <table:table-cell office:value-type="date" office:date-value="2021-12-03">
            <text:p>2021-12-03</text:p>
          </table:table-cell>
          <table:table-cell office:value-type="date" office:date-value="2023-10-11">
            <text:p>2023-10-11</text:p>
          </table:table-cell>
          <table:table-cell office:value-type="date" office:date-value="2021-06-09">
            <text:p>2021-06-09</text:p>
          </table:table-cell>
          <table:table-cell table:number-columns-repeated="1020"/>
        </table:table-row>
        <table:table-row table:style-name="ro1">
          <table:table-cell office:value-type="date" office:date-value="2022-04-30">
            <text:p>2022-04-30</text:p>
          </table:table-cell>
          <table:table-cell office:value-type="date" office:date-value="2022-04-29">
            <text:p>2022-04-29</text:p>
          </table:table-cell>
          <table:table-cell office:value-type="date" office:date-value="2024-03-21">
            <text:p>2024-03-21</text:p>
          </table:table-cell>
          <table:table-cell office:value-type="date" office:date-value="2021-12-03">
            <text:p>2021-12-03</text:p>
          </table:table-cell>
          <table:table-cell table:number-columns-repeated="1020"/>
        </table:table-row>
        <table:table-row table:style-name="ro1">
          <table:table-cell office:value-type="date" office:date-value="2022-10-25">
            <text:p>2022-10-25</text:p>
          </table:table-cell>
          <table:table-cell office:value-type="date" office:date-value="2022-10-24">
            <text:p>2022-10-24</text:p>
          </table:table-cell>
          <table:table-cell office:value-type="date" office:date-value="2025-08-23">
            <text:p>2025-08-23</text:p>
          </table:table-cell>
          <table:table-cell office:value-type="date" office:date-value="2022-04-29">
            <text:p>2022-04-29</text:p>
          </table:table-cell>
          <table:table-cell table:number-columns-repeated="1020"/>
        </table:table-row>
        <table:table-row table:style-name="ro1">
          <table:table-cell office:value-type="date" office:date-value="2023-04-20">
            <text:p>2023-04-20</text:p>
          </table:table-cell>
          <table:table-cell office:value-type="date" office:date-value="2023-04-18">
            <text:p>2023-04-18</text:p>
          </table:table-cell>
          <table:table-cell office:value-type="date" office:date-value="2025-08-24">
            <text:p>2025-08-24</text:p>
          </table:table-cell>
          <table:table-cell office:value-type="date" office:date-value="2022-10-24">
            <text:p>2022-10-24</text:p>
          </table:table-cell>
          <table:table-cell table:number-columns-repeated="1020"/>
        </table:table-row>
        <table:table-row table:style-name="ro1">
          <table:table-cell office:value-type="date" office:date-value="2023-10-14">
            <text:p>2023-10-14</text:p>
          </table:table-cell>
          <table:table-cell office:value-type="date" office:date-value="2023-04-19">
            <text:p>2023-04-19</text:p>
          </table:table-cell>
          <table:table-cell office:value-type="date" office:date-value="2026-02-04">
            <text:p>2026-02-04</text:p>
          </table:table-cell>
          <table:table-cell office:value-type="date" office:date-value="2023-04-18">
            <text:p>2023-04-18</text:p>
          </table:table-cell>
          <table:table-cell table:number-columns-repeated="1020"/>
        </table:table-row>
        <table:table-row table:style-name="ro1">
          <table:table-cell office:value-type="date" office:date-value="2024-04-08">
            <text:p>2024-04-08</text:p>
          </table:table-cell>
          <table:table-cell office:value-type="date" office:date-value="2023-10-13">
            <text:p>2023-10-13</text:p>
          </table:table-cell>
          <table:table-cell office:value-type="date" office:date-value="2027-01-31">
            <text:p>2027-01-31</text:p>
          </table:table-cell>
          <table:table-cell office:value-type="date" office:date-value="2023-04-19">
            <text:p>2023-04-19</text:p>
          </table:table-cell>
          <table:table-cell table:number-columns-repeated="1020"/>
        </table:table-row>
        <table:table-row table:style-name="ro1">
          <table:table-cell office:value-type="date" office:date-value="2024-10-02">
            <text:p>2024-10-02</text:p>
          </table:table-cell>
          <table:table-cell office:value-type="date" office:date-value="2024-04-07">
            <text:p>2024-04-07</text:p>
          </table:table-cell>
          <table:table-cell office:value-type="date" office:date-value="2027-07-15">
            <text:p>2027-07-15</text:p>
          </table:table-cell>
          <table:table-cell office:value-type="date" office:date-value="2023-10-13">
            <text:p>2023-10-13</text:p>
          </table:table-cell>
          <table:table-cell table:number-columns-repeated="1020"/>
        </table:table-row>
        <table:table-row table:style-name="ro1">
          <table:table-cell office:value-type="date" office:date-value="2025-03-29">
            <text:p>2025-03-29</text:p>
          </table:table-cell>
          <table:table-cell office:value-type="date" office:date-value="2024-10-01">
            <text:p>2024-10-01</text:p>
          </table:table-cell>
          <table:table-cell office:value-type="date" office:date-value="2027-12-27">
            <text:p>2027-12-27</text:p>
          </table:table-cell>
          <table:table-cell office:value-type="date" office:date-value="2024-04-07">
            <text:p>2024-04-07</text:p>
          </table:table-cell>
          <table:table-cell table:number-columns-repeated="1020"/>
        </table:table-row>
        <table:table-row table:style-name="ro1">
          <table:table-cell office:value-type="date" office:date-value="2025-09-21">
            <text:p>2025-09-21</text:p>
          </table:table-cell>
          <table:table-cell office:value-type="date" office:date-value="2026-02-16">
            <text:p>2026-02-16</text:p>
          </table:table-cell>
          <table:table-cell office:value-type="date" office:date-value="2029-06-10">
            <text:p>2029-06-10</text:p>
          </table:table-cell>
          <table:table-cell office:value-type="date" office:date-value="2024-10-01">
            <text:p>2024-10-01</text:p>
          </table:table-cell>
          <table:table-cell table:number-columns-repeated="1020"/>
        </table:table-row>
        <table:table-row table:style-name="ro1">
          <table:table-cell office:value-type="date" office:date-value="2026-02-17">
            <text:p>2026-02-17</text:p>
          </table:table-cell>
          <table:table-cell office:value-type="date" office:date-value="2026-08-11">
            <text:p>2026-08-11</text:p>
          </table:table-cell>
          <table:table-cell office:value-type="date" office:date-value="2029-06-11">
            <text:p>2029-06-11</text:p>
          </table:table-cell>
          <table:table-cell office:value-type="date" office:date-value="2026-02-16">
            <text:p>2026-02-16</text:p>
          </table:table-cell>
          <table:table-cell table:number-columns-repeated="1020"/>
        </table:table-row>
        <table:table-row table:style-name="ro1">
          <table:table-cell office:value-type="date" office:date-value="2026-08-12">
            <text:p>2026-08-12</text:p>
          </table:table-cell>
          <table:table-cell office:value-type="date" office:date-value="2027-02-05">
            <text:p>2027-02-05</text:p>
          </table:table-cell>
          <table:table-cell office:value-type="date" office:date-value="2029-11-25">
            <text:p>2029-11-25</text:p>
          </table:table-cell>
          <table:table-cell office:value-type="date" office:date-value="2026-08-11">
            <text:p>2026-08-11</text:p>
          </table:table-cell>
          <table:table-cell table:number-columns-repeated="1020"/>
        </table:table-row>
        <table:table-row table:style-name="ro1">
          <table:table-cell office:value-type="date" office:date-value="2027-02-06">
            <text:p>2027-02-06</text:p>
          </table:table-cell>
          <table:table-cell office:value-type="date" office:date-value="2027-07-31">
            <text:p>2027-07-31</text:p>
          </table:table-cell>
          <table:table-cell office:value-type="date" office:date-value="2030-05-11">
            <text:p>2030-05-11</text:p>
          </table:table-cell>
          <table:table-cell office:value-type="date" office:date-value="2027-02-05">
            <text:p>2027-02-05</text:p>
          </table:table-cell>
          <table:table-cell table:number-columns-repeated="1020"/>
        </table:table-row>
        <table:table-row table:style-name="ro1">
          <table:table-cell office:value-type="date" office:date-value="2027-08-02">
            <text:p>2027-08-02</text:p>
          </table:table-cell>
          <table:table-cell office:value-type="date" office:date-value="2028-01-25">
            <text:p>2028-01-25</text:p>
          </table:table-cell>
          <table:table-cell office:value-type="date" office:date-value="2030-10-26">
            <text:p>2030-10-26</text:p>
          </table:table-cell>
          <table:table-cell office:value-type="date" office:date-value="2027-07-31">
            <text:p>2027-07-31</text:p>
          </table:table-cell>
          <table:table-cell table:number-columns-repeated="1020"/>
        </table:table-row>
        <table:table-row table:style-name="ro1">
          <table:table-cell office:value-type="date" office:date-value="2028-01-26">
            <text:p>2028-01-26</text:p>
          </table:table-cell>
          <table:table-cell office:value-type="date" office:date-value="2028-07-20">
            <text:p>2028-07-20</text:p>
          </table:table-cell>
          <table:table-cell office:value-type="date" office:date-value="2031-04-12">
            <text:p>2031-04-12</text:p>
          </table:table-cell>
          <table:table-cell office:value-type="date" office:date-value="2027-08-01">
            <text:p>2027-08-01</text:p>
          </table:table-cell>
          <table:table-cell table:number-columns-repeated="1020"/>
        </table:table-row>
        <table:table-row table:style-name="ro1">
          <table:table-cell office:value-type="date" office:date-value="2028-07-22">
            <text:p>2028-07-22</text:p>
          </table:table-cell>
          <table:table-cell office:value-type="date" office:date-value="2029-06-10">
            <text:p>2029-06-10</text:p>
          </table:table-cell>
          <table:table-cell office:value-type="date" office:date-value="2032-10-03">
            <text:p>2032-10-03</text:p>
          </table:table-cell>
          <table:table-cell office:value-type="date" office:date-value="2028-01-25">
            <text:p>2028-01-25</text:p>
          </table:table-cell>
          <table:table-cell table:number-columns-repeated="1020"/>
        </table:table-row>
        <table:table-row table:style-name="ro1">
          <table:table-cell office:value-type="date" office:date-value="2029-01-14">
            <text:p>2029-01-14</text:p>
          </table:table-cell>
          <table:table-cell office:value-type="date" office:date-value="2029-12-03">
            <text:p>2029-12-03</text:p>
          </table:table-cell>
          <table:table-cell office:value-type="date" office:date-value="2033-09-08">
            <text:p>2033-09-08</text:p>
          </table:table-cell>
          <table:table-cell office:value-type="date" office:date-value="2028-07-20">
            <text:p>2028-07-20</text:p>
          </table:table-cell>
          <table:table-cell table:number-columns-repeated="1020"/>
        </table:table-row>
        <table:table-row table:style-name="ro1">
          <table:table-cell office:value-type="date" office:date-value="2029-06-12">
            <text:p>2029-06-12</text:p>
          </table:table-cell>
          <table:table-cell office:value-type="date" office:date-value="2029-12-04">
            <text:p>2029-12-04</text:p>
          </table:table-cell>
          <table:table-cell office:value-type="date" office:date-value="2034-02-26">
            <text:p>2034-02-26</text:p>
          </table:table-cell>
          <table:table-cell office:value-type="date" office:date-value="2029-06-10">
            <text:p>2029-06-10</text:p>
          </table:table-cell>
          <table:table-cell table:number-columns-repeated="1020"/>
        </table:table-row>
        <table:table-row table:style-name="ro1">
          <table:table-cell office:value-type="date" office:date-value="2029-07-11">
            <text:p>2029-07-11</text:p>
          </table:table-cell>
          <table:table-cell office:value-type="date" office:date-value="2030-05-30">
            <text:p>2030-05-30</text:p>
          </table:table-cell>
          <table:table-cell office:value-type="date" office:date-value="2034-08-16">
            <text:p>2034-08-16</text:p>
          </table:table-cell>
          <table:table-cell office:value-type="date" office:date-value="2029-12-03">
            <text:p>2029-12-03</text:p>
          </table:table-cell>
          <table:table-cell table:number-columns-repeated="1020"/>
        </table:table-row>
        <table:table-row table:style-name="ro1">
          <table:table-cell office:value-type="date" office:date-value="2029-12-05">
            <text:p>2029-12-05</text:p>
          </table:table-cell>
          <table:table-cell office:value-type="date" office:date-value="2030-11-23">
            <text:p>2030-11-23</text:p>
          </table:table-cell>
          <table:table-cell office:value-type="date" office:date-value="2035-02-03">
            <text:p>2035-02-03</text:p>
          </table:table-cell>
          <table:table-cell office:value-type="date" office:date-value="2029-12-04">
            <text:p>2029-12-04</text:p>
          </table:table-cell>
          <table:table-cell table:number-columns-repeated="1020"/>
        </table:table-row>
        <table:table-row table:style-name="ro1">
          <table:table-cell office:value-type="date" office:date-value="2030-06-01">
            <text:p>2030-06-01</text:p>
          </table:table-cell>
          <table:table-cell office:value-type="date" office:date-value="2031-05-19">
            <text:p>2031-05-19</text:p>
          </table:table-cell>
          <table:table-cell office:value-type="date" office:date-value="2035-07-25">
            <text:p>2035-07-25</text:p>
          </table:table-cell>
          <table:table-cell office:value-type="date" office:date-value="2030-05-30">
            <text:p>2030-05-30</text:p>
          </table:table-cell>
          <table:table-cell table:number-columns-repeated="1020"/>
        </table:table-row>
        <table:table-row table:style-name="ro1">
          <table:table-cell office:value-type="date" office:date-value="2030-11-25">
            <text:p>2030-11-25</text:p>
          </table:table-cell>
          <table:table-cell office:value-type="date" office:date-value="2031-11-12">
            <text:p>2031-11-12</text:p>
          </table:table-cell>
          <table:table-cell office:value-type="date" office:date-value="2036-01-13">
            <text:p>2036-01-13</text:p>
          </table:table-cell>
          <table:table-cell office:value-type="date" office:date-value="2030-11-23">
            <text:p>2030-11-23</text:p>
          </table:table-cell>
          <table:table-cell table:number-columns-repeated="1020"/>
        </table:table-row>
        <table:table-row table:style-name="ro1">
          <table:table-cell office:value-type="date" office:date-value="2031-05-21">
            <text:p>2031-05-21</text:p>
          </table:table-cell>
          <table:table-cell office:value-type="date" office:date-value="2031-11-13">
            <text:p>2031-11-13</text:p>
          </table:table-cell>
          <table:table-cell office:value-type="date" office:date-value="2036-07-03">
            <text:p>2036-07-03</text:p>
          </table:table-cell>
          <table:table-cell office:value-type="date" office:date-value="2031-05-19">
            <text:p>2031-05-19</text:p>
          </table:table-cell>
          <table:table-cell table:number-columns-repeated="1020"/>
        </table:table-row>
        <table:table-row table:style-name="ro1">
          <table:table-cell office:value-type="date" office:date-value="2031-11-14">
            <text:p>2031-11-14</text:p>
          </table:table-cell>
          <table:table-cell office:value-type="date" office:date-value="2033-03-28">
            <text:p>2033-03-28</text:p>
          </table:table-cell>
          <table:table-cell office:value-type="date" office:date-value="2036-12-23">
            <text:p>2036-12-23</text:p>
          </table:table-cell>
          <table:table-cell office:value-type="date" office:date-value="2031-11-12">
            <text:p>2031-11-12</text:p>
          </table:table-cell>
          <table:table-cell table:number-columns-repeated="1020"/>
        </table:table-row>
        <table:table-row table:style-name="ro1">
          <table:table-cell office:value-type="date" office:date-value="2032-05-09">
            <text:p>2032-05-09</text:p>
          </table:table-cell>
          <table:table-cell office:value-type="date" office:date-value="2033-09-21">
            <text:p>2033-09-21</text:p>
          </table:table-cell>
          <table:table-cell office:value-type="date" office:date-value="2036-12-24">
            <text:p>2036-12-24</text:p>
          </table:table-cell>
          <table:table-cell office:value-type="date" office:date-value="2031-11-13">
            <text:p>2031-11-13</text:p>
          </table:table-cell>
          <table:table-cell table:number-columns-repeated="1020"/>
        </table:table-row>
        <table:table-row table:style-name="ro1">
          <table:table-cell office:value-type="date" office:date-value="2032-11-03">
            <text:p>2032-11-03</text:p>
          </table:table-cell>
          <table:table-cell office:value-type="date" office:date-value="2034-03-18">
            <text:p>2034-03-18</text:p>
          </table:table-cell>
          <table:table-cell office:value-type="date" office:date-value="2037-06-14">
            <text:p>2037-06-14</text:p>
          </table:table-cell>
          <table:table-cell office:value-type="date" office:date-value="2033-03-28">
            <text:p>2033-03-28</text:p>
          </table:table-cell>
          <table:table-cell table:number-columns-repeated="1020"/>
        </table:table-row>
        <table:table-row table:style-name="ro1">
          <table:table-cell office:value-type="date" office:date-value="2033-03-30">
            <text:p>2033-03-30</text:p>
          </table:table-cell>
          <table:table-cell office:value-type="date" office:date-value="2034-09-10">
            <text:p>2034-09-10</text:p>
          </table:table-cell>
          <table:table-cell office:value-type="date" office:date-value="2037-12-05">
            <text:p>2037-12-05</text:p>
          </table:table-cell>
          <table:table-cell office:value-type="date" office:date-value="2033-09-21">
            <text:p>2033-09-21</text:p>
          </table:table-cell>
          <table:table-cell table:number-columns-repeated="1020"/>
        </table:table-row>
        <table:table-row table:style-name="ro1">
          <table:table-cell office:value-type="date" office:date-value="2033-09-23">
            <text:p>2033-09-23</text:p>
          </table:table-cell>
          <table:table-cell office:value-type="date" office:date-value="2035-03-07">
            <text:p>2035-03-07</text:p>
          </table:table-cell>
          <table:table-cell office:value-type="date" office:date-value="2037-12-06">
            <text:p>2037-12-06</text:p>
          </table:table-cell>
          <table:table-cell office:value-type="date" office:date-value="2034-03-18">
            <text:p>2034-03-18</text:p>
          </table:table-cell>
          <table:table-cell table:number-columns-repeated="1020"/>
        </table:table-row>
        <table:table-row table:style-name="ro1">
          <table:table-cell office:value-type="date" office:date-value="2034-03-20">
            <text:p>2034-03-20</text:p>
          </table:table-cell>
          <table:table-cell office:value-type="date" office:date-value="2035-08-30">
            <text:p>2035-08-30</text:p>
          </table:table-cell>
          <table:table-cell office:value-type="date" office:date-value="2038-05-28">
            <text:p>2038-05-28</text:p>
          </table:table-cell>
          <table:table-cell office:value-type="date" office:date-value="2034-09-10">
            <text:p>2034-09-10</text:p>
          </table:table-cell>
          <table:table-cell table:number-columns-repeated="1020"/>
        </table:table-row>
        <table:table-row table:style-name="ro1">
          <table:table-cell office:value-type="date" office:date-value="2034-09-12">
            <text:p>2034-09-12</text:p>
          </table:table-cell>
          <table:table-cell office:value-type="date" office:date-value="2035-08-31">
            <text:p>2035-08-31</text:p>
          </table:table-cell>
          <table:table-cell office:value-type="date" office:date-value="2040-03-24">
            <text:p>2040-03-24</text:p>
          </table:table-cell>
          <table:table-cell office:value-type="date" office:date-value="2035-03-07">
            <text:p>2035-03-07</text:p>
          </table:table-cell>
          <table:table-cell table:number-columns-repeated="1020"/>
        </table:table-row>
        <table:table-row table:style-name="ro1">
          <table:table-cell office:value-type="date" office:date-value="2035-03-09">
            <text:p>2035-03-09</text:p>
          </table:table-cell>
          <table:table-cell office:value-type="date" office:date-value="2036-07-21">
            <text:p>2036-07-21</text:p>
          </table:table-cell>
          <table:table-cell office:value-type="date" office:date-value="2040-09-15">
            <text:p>2040-09-15</text:p>
          </table:table-cell>
          <table:table-cell office:value-type="date" office:date-value="2035-08-30">
            <text:p>2035-08-30</text:p>
          </table:table-cell>
          <table:table-cell table:number-columns-repeated="1020"/>
        </table:table-row>
        <table:table-row table:style-name="ro1">
          <table:table-cell office:value-type="date" office:date-value="2035-09-02">
            <text:p>2035-09-02</text:p>
          </table:table-cell>
          <table:table-cell office:value-type="date" office:date-value="2037-01-14">
            <text:p>2037-01-14</text:p>
          </table:table-cell>
          <table:table-cell office:value-type="date" office:date-value="2041-03-11">
            <text:p>2041-03-11</text:p>
          </table:table-cell>
          <table:table-cell office:value-type="date" office:date-value="2035-08-31">
            <text:p>2035-08-31</text:p>
          </table:table-cell>
          <table:table-cell table:number-columns-repeated="1020"/>
        </table:table-row>
        <table:table-row table:style-name="ro1">
          <table:table-cell office:value-type="date" office:date-value="2036-02-27">
            <text:p>2036-02-27</text:p>
          </table:table-cell>
          <table:table-cell office:value-type="date" office:date-value="2037-07-10">
            <text:p>2037-07-10</text:p>
          </table:table-cell>
          <table:table-cell office:value-type="date" office:date-value="2041-09-04">
            <text:p>2041-09-04</text:p>
          </table:table-cell>
          <table:table-cell office:value-type="date" office:date-value="2036-07-21">
            <text:p>2036-07-21</text:p>
          </table:table-cell>
          <table:table-cell table:number-columns-repeated="1020"/>
        </table:table-row>
        <table:table-row table:style-name="ro1">
          <table:table-cell office:value-type="date" office:date-value="2036-07-23">
            <text:p>2036-07-23</text:p>
          </table:table-cell>
          <table:table-cell office:value-type="date" office:date-value="2038-01-03">
            <text:p>2038-01-03</text:p>
          </table:table-cell>
          <table:table-cell office:value-type="date" office:date-value="2042-02-27">
            <text:p>2042-02-27</text:p>
          </table:table-cell>
          <table:table-cell office:value-type="date" office:date-value="2037-01-14">
            <text:p>2037-01-14</text:p>
          </table:table-cell>
          <table:table-cell table:number-columns-repeated="1020"/>
        </table:table-row>
        <table:table-row table:style-name="ro1">
          <table:table-cell office:value-type="date" office:date-value="2036-08-21">
            <text:p>2036-08-21</text:p>
          </table:table-cell>
          <table:table-cell office:value-type="date" office:date-value="2038-06-30">
            <text:p>2038-06-30</text:p>
          </table:table-cell>
          <table:table-cell office:value-type="date" office:date-value="2042-08-24">
            <text:p>2042-08-24</text:p>
          </table:table-cell>
          <table:table-cell office:value-type="date" office:date-value="2037-07-10">
            <text:p>2037-07-10</text:p>
          </table:table-cell>
          <table:table-cell table:number-columns-repeated="1020"/>
        </table:table-row>
        <table:table-row table:style-name="ro1">
          <table:table-cell office:value-type="date" office:date-value="2037-01-16">
            <text:p>2037-01-16</text:p>
          </table:table-cell>
          <table:table-cell office:value-type="date" office:date-value="2038-12-23">
            <text:p>2038-12-23</text:p>
          </table:table-cell>
          <table:table-cell office:value-type="date" office:date-value="2044-01-06">
            <text:p>2044-01-06</text:p>
          </table:table-cell>
          <table:table-cell office:value-type="date" office:date-value="2038-01-03">
            <text:p>2038-01-03</text:p>
          </table:table-cell>
          <table:table-cell table:number-columns-repeated="1020"/>
        </table:table-row>
        <table:table-row table:style-name="ro1">
          <table:table-cell office:value-type="date" office:date-value="2037-07-13">
            <text:p>2037-07-13</text:p>
          </table:table-cell>
          <table:table-cell office:value-type="date" office:date-value="2040-05-08">
            <text:p>2040-05-08</text:p>
          </table:table-cell>
          <table:table-cell office:value-type="date" office:date-value="2044-07-02">
            <text:p>2044-07-02</text:p>
          </table:table-cell>
          <table:table-cell office:value-type="date" office:date-value="2038-06-30">
            <text:p>2038-06-30</text:p>
          </table:table-cell>
          <table:table-cell table:number-columns-repeated="1020"/>
        </table:table-row>
        <table:table-row table:style-name="ro1">
          <table:table-cell office:value-type="date" office:date-value="2038-01-05">
            <text:p>2038-01-05</text:p>
          </table:table-cell>
          <table:table-cell office:value-type="date" office:date-value="2040-11-02">
            <text:p>2040-11-02</text:p>
          </table:table-cell>
          <table:table-cell office:value-type="date" office:date-value="2044-12-29">
            <text:p>2044-12-29</text:p>
          </table:table-cell>
          <table:table-cell office:value-type="date" office:date-value="2038-12-23">
            <text:p>2038-12-23</text:p>
          </table:table-cell>
          <table:table-cell table:number-columns-repeated="1020"/>
        </table:table-row>
        <table:table-row table:style-name="ro1">
          <table:table-cell office:value-type="date" office:date-value="2038-07-02">
            <text:p>2038-07-02</text:p>
          </table:table-cell>
          <table:table-cell office:value-type="date" office:date-value="2041-04-27">
            <text:p>2041-04-27</text:p>
          </table:table-cell>
          <table:table-cell office:value-type="date" office:date-value="2046-05-18">
            <text:p>2046-05-18</text:p>
          </table:table-cell>
          <table:table-cell office:value-type="date" office:date-value="2040-05-08">
            <text:p>2040-05-08</text:p>
          </table:table-cell>
          <table:table-cell table:number-columns-repeated="1020"/>
        </table:table-row>
        <table:table-row table:style-name="ro1">
          <table:table-cell office:value-type="date" office:date-value="2038-12-26">
            <text:p>2038-12-26</text:p>
          </table:table-cell>
          <table:table-cell office:value-type="date" office:date-value="2041-04-28">
            <text:p>2041-04-28</text:p>
          </table:table-cell>
          <table:table-cell office:value-type="date" office:date-value="2046-11-14">
            <text:p>2046-11-14</text:p>
          </table:table-cell>
          <table:table-cell office:value-type="date" office:date-value="2040-11-02">
            <text:p>2040-11-02</text:p>
          </table:table-cell>
          <table:table-cell table:number-columns-repeated="1020"/>
        </table:table-row>
        <table:table-row table:style-name="ro1">
          <table:table-cell office:value-type="date" office:date-value="2039-06-21">
            <text:p>2039-06-21</text:p>
          </table:table-cell>
          <table:table-cell office:value-type="date" office:date-value="2041-10-22">
            <text:p>2041-10-22</text:p>
          </table:table-cell>
          <table:table-cell office:value-type="date" office:date-value="2047-10-07">
            <text:p>2047-10-07</text:p>
          </table:table-cell>
          <table:table-cell office:value-type="date" office:date-value="2041-04-27">
            <text:p>2041-04-27</text:p>
          </table:table-cell>
          <table:table-cell table:number-columns-repeated="1020"/>
        </table:table-row>
        <table:table-row table:style-name="ro1">
          <table:table-cell office:value-type="date" office:date-value="2039-12-15">
            <text:p>2039-12-15</text:p>
          </table:table-cell>
          <table:table-cell office:value-type="date" office:date-value="2042-04-17">
            <text:p>2042-04-17</text:p>
          </table:table-cell>
          <table:table-cell office:value-type="date" office:date-value="2048-04-06">
            <text:p>2048-04-06</text:p>
          </table:table-cell>
          <table:table-cell office:value-type="date" office:date-value="2041-04-28">
            <text:p>2041-04-28</text:p>
          </table:table-cell>
          <table:table-cell table:number-columns-repeated="1020"/>
        </table:table-row>
        <table:table-row table:style-name="ro1">
          <table:table-cell office:value-type="date" office:date-value="2040-05-11">
            <text:p>2040-05-11</text:p>
          </table:table-cell>
          <table:table-cell office:value-type="date" office:date-value="2042-10-11">
            <text:p>2042-10-11</text:p>
          </table:table-cell>
          <table:table-cell office:value-type="date" office:date-value="2048-10-06">
            <text:p>2048-10-06</text:p>
          </table:table-cell>
          <table:table-cell office:value-type="date" office:date-value="2041-10-22">
            <text:p>2041-10-22</text:p>
          </table:table-cell>
          <table:table-cell table:number-columns-repeated="1020"/>
        </table:table-row>
        <table:table-row table:style-name="ro1">
          <table:table-cell office:value-type="date" office:date-value="2040-11-04">
            <text:p>2040-11-04</text:p>
          </table:table-cell>
          <table:table-cell office:value-type="date" office:date-value="2044-02-26">
            <text:p>2044-02-26</text:p>
          </table:table-cell>
          <table:table-cell office:value-type="date" office:date-value="2049-03-01">
            <text:p>2049-03-01</text:p>
          </table:table-cell>
          <table:table-cell office:value-type="date" office:date-value="2042-04-17">
            <text:p>2042-04-17</text:p>
          </table:table-cell>
          <table:table-cell table:number-columns-repeated="1020"/>
        </table:table-row>
        <table:table-row table:style-name="ro1">
          <table:table-cell office:value-type="date" office:date-value="2041-04-30">
            <text:p>2041-04-30</text:p>
          </table:table-cell>
          <table:table-cell office:value-type="date" office:date-value="2044-08-20">
            <text:p>2044-08-20</text:p>
          </table:table-cell>
          <table:table-cell office:value-type="date" office:date-value="2049-08-31">
            <text:p>2049-08-31</text:p>
          </table:table-cell>
          <table:table-cell office:value-type="date" office:date-value="2042-10-11">
            <text:p>2042-10-11</text:p>
          </table:table-cell>
          <table:table-cell table:number-columns-repeated="1020"/>
        </table:table-row>
        <table:table-row table:style-name="ro1">
          <table:table-cell office:value-type="date" office:date-value="2041-10-25">
            <text:p>2041-10-25</text:p>
          </table:table-cell>
          <table:table-cell office:value-type="date" office:date-value="2045-02-14">
            <text:p>2045-02-14</text:p>
          </table:table-cell>
          <table:table-cell office:value-type="date" office:date-value="2049-09-01">
            <text:p>2049-09-01</text:p>
          </table:table-cell>
          <table:table-cell office:value-type="date" office:date-value="2044-02-26">
            <text:p>2044-02-26</text:p>
          </table:table-cell>
          <table:table-cell table:number-columns-repeated="1020"/>
        </table:table-row>
        <table:table-row table:style-name="ro1">
          <table:table-cell office:value-type="date" office:date-value="2042-04-20">
            <text:p>2042-04-20</text:p>
          </table:table-cell>
          <table:table-cell office:value-type="date" office:date-value="2045-08-09">
            <text:p>2045-08-09</text:p>
          </table:table-cell>
          <table:table-cell office:value-type="date" office:date-value="2051-01-29">
            <text:p>2051-01-29</text:p>
          </table:table-cell>
          <table:table-cell office:value-type="date" office:date-value="2044-08-20">
            <text:p>2044-08-20</text:p>
          </table:table-cell>
          <table:table-cell table:number-columns-repeated="1020"/>
        </table:table-row>
        <table:table-row table:style-name="ro1">
          <table:table-cell office:value-type="date" office:date-value="2042-10-14">
            <text:p>2042-10-14</text:p>
          </table:table-cell>
          <table:table-cell office:value-type="date" office:date-value="2046-02-03">
            <text:p>2046-02-03</text:p>
          </table:table-cell>
          <table:table-cell office:value-type="date" office:date-value="2051-08-01">
            <text:p>2051-08-01</text:p>
          </table:table-cell>
          <table:table-cell office:value-type="date" office:date-value="2045-02-14">
            <text:p>2045-02-14</text:p>
          </table:table-cell>
          <table:table-cell table:number-columns-repeated="1020"/>
        </table:table-row>
        <table:table-row table:style-name="ro1">
          <table:table-cell office:value-type="date" office:date-value="2043-04-09">
            <text:p>2043-04-09</text:p>
          </table:table-cell>
          <table:table-cell office:value-type="date" office:date-value="2046-07-30">
            <text:p>2046-07-30</text:p>
          </table:table-cell>
          <table:table-cell office:value-type="date" office:date-value="2052-06-30">
            <text:p>2052-06-30</text:p>
          </table:table-cell>
          <table:table-cell office:value-type="date" office:date-value="2045-08-09">
            <text:p>2045-08-09</text:p>
          </table:table-cell>
          <table:table-cell table:number-columns-repeated="1020"/>
        </table:table-row>
        <table:table-row table:style-name="ro1">
          <table:table-cell office:value-type="date" office:date-value="2043-10-03">
            <text:p>2043-10-03</text:p>
          </table:table-cell>
          <table:table-cell office:value-type="date" office:date-value="2047-06-20">
            <text:p>2047-06-20</text:p>
          </table:table-cell>
          <table:table-cell office:value-type="date" office:date-value="2053-05-31">
            <text:p>2053-05-31</text:p>
          </table:table-cell>
          <table:table-cell office:value-type="date" office:date-value="2046-02-03">
            <text:p>2046-02-03</text:p>
          </table:table-cell>
          <table:table-cell table:number-columns-repeated="1020"/>
        </table:table-row>
        <table:table-row table:style-name="ro1">
          <table:table-cell office:value-type="date" office:date-value="2044-02-28">
            <text:p>2044-02-28</text:p>
          </table:table-cell>
          <table:table-cell office:value-type="date" office:date-value="2047-12-13">
            <text:p>2047-12-13</text:p>
          </table:table-cell>
          <table:table-cell office:value-type="date" office:date-value="2053-12-03">
            <text:p>2053-12-03</text:p>
          </table:table-cell>
          <table:table-cell office:value-type="date" office:date-value="2046-07-30">
            <text:p>2046-07-30</text:p>
          </table:table-cell>
          <table:table-cell table:number-columns-repeated="1020"/>
        </table:table-row>
        <table:table-row table:style-name="ro1">
          <table:table-cell office:value-type="date" office:date-value="2044-08-23">
            <text:p>2044-08-23</text:p>
          </table:table-cell>
          <table:table-cell office:value-type="date" office:date-value="2047-12-14">
            <text:p>2047-12-14</text:p>
          </table:table-cell>
          <table:table-cell office:value-type="date" office:date-value="2054-11-05">
            <text:p>2054-11-05</text:p>
          </table:table-cell>
          <table:table-cell office:value-type="date" office:date-value="2047-06-20">
            <text:p>2047-06-20</text:p>
          </table:table-cell>
          <table:table-cell table:number-columns-repeated="1020"/>
        </table:table-row>
        <table:table-row table:style-name="ro1">
          <table:table-cell office:value-type="date" office:date-value="2045-02-16">
            <text:p>2045-02-16</text:p>
          </table:table-cell>
          <table:table-cell office:value-type="date" office:date-value="2048-06-08">
            <text:p>2048-06-08</text:p>
          </table:table-cell>
          <table:table-cell office:value-type="date" office:date-value="2055-10-10">
            <text:p>2055-10-10</text:p>
          </table:table-cell>
          <table:table-cell office:value-type="date" office:date-value="2047-12-13">
            <text:p>2047-12-13</text:p>
          </table:table-cell>
          <table:table-cell table:number-columns-repeated="1020"/>
        </table:table-row>
        <table:table-row table:style-name="ro1">
          <table:table-cell office:value-type="date" office:date-value="2045-08-12">
            <text:p>2045-08-12</text:p>
          </table:table-cell>
          <table:table-cell office:value-type="date" office:date-value="2048-12-02">
            <text:p>2048-12-02</text:p>
          </table:table-cell>
          <table:table-cell office:value-type="date" office:date-value="2056-09-12">
            <text:p>2056-09-12</text:p>
          </table:table-cell>
          <table:table-cell office:value-type="date" office:date-value="2047-12-14">
            <text:p>2047-12-14</text:p>
          </table:table-cell>
          <table:table-cell table:number-columns-repeated="1020"/>
        </table:table-row>
        <table:table-row table:style-name="ro1">
          <table:table-cell office:value-type="date" office:date-value="2046-02-05">
            <text:p>2046-02-05</text:p>
          </table:table-cell>
          <table:table-cell office:value-type="date" office:date-value="2049-05-28">
            <text:p>2049-05-28</text:p>
          </table:table-cell>
          <table:table-cell office:value-type="date" office:date-value="2057-08-19">
            <text:p>2057-08-19</text:p>
          </table:table-cell>
          <table:table-cell office:value-type="date" office:date-value="2048-06-08">
            <text:p>2048-06-08</text:p>
          </table:table-cell>
          <table:table-cell table:number-columns-repeated="1020"/>
        </table:table-row>
        <table:table-row table:style-name="ro1">
          <table:table-cell office:value-type="date" office:date-value="2046-08-02">
            <text:p>2046-08-02</text:p>
          </table:table-cell>
          <table:table-cell office:value-type="date" office:date-value="2049-11-21">
            <text:p>2049-11-21</text:p>
          </table:table-cell>
          <table:table-cell office:value-type="date" office:date-value="2058-07-28">
            <text:p>2058-07-28</text:p>
          </table:table-cell>
          <table:table-cell office:value-type="date" office:date-value="2048-12-02">
            <text:p>2048-12-02</text:p>
          </table:table-cell>
          <table:table-cell table:number-columns-repeated="1020"/>
        </table:table-row>
        <table:table-row table:style-name="ro1">
          <table:table-cell office:value-type="date" office:date-value="2047-01-26">
            <text:p>2047-01-26</text:p>
          </table:table-cell>
          <table:table-cell office:value-type="date" office:date-value="2049-11-22">
            <text:p>2049-11-22</text:p>
          </table:table-cell>
          <table:table-cell office:value-type="date" office:date-value="2059-07-07">
            <text:p>2059-07-07</text:p>
          </table:table-cell>
          <table:table-cell office:value-type="date" office:date-value="2049-05-28">
            <text:p>2049-05-28</text:p>
          </table:table-cell>
          <table:table-cell table:number-columns-repeated="1020"/>
        </table:table-row>
        <table:table-row table:style-name="ro1">
          <table:table-cell office:value-type="date" office:date-value="2047-06-23">
            <text:p>2047-06-23</text:p>
          </table:table-cell>
          <table:table-cell office:value-type="date" office:date-value="2051-04-07">
            <text:p>2051-04-07</text:p>
          </table:table-cell>
          <table:table-cell office:value-type="date" office:date-value="2060-06-15">
            <text:p>2060-06-15</text:p>
          </table:table-cell>
          <table:table-cell office:value-type="date" office:date-value="2049-11-21">
            <text:p>2049-11-21</text:p>
          </table:table-cell>
          <table:table-cell table:number-columns-repeated="1020"/>
        </table:table-row>
        <table:table-row table:style-name="ro1">
          <table:table-cell office:value-type="date" office:date-value="2047-07-22">
            <text:p>2047-07-22</text:p>
          </table:table-cell>
          <table:table-cell office:value-type="date" office:date-value="2051-10-01">
            <text:p>2051-10-01</text:p>
          </table:table-cell>
          <table:table-cell office:value-type="date" office:date-value="2061-05-27">
            <text:p>2061-05-27</text:p>
          </table:table-cell>
          <table:table-cell office:value-type="date" office:date-value="2049-11-22">
            <text:p>2049-11-22</text:p>
          </table:table-cell>
          <table:table-cell table:number-columns-repeated="1020"/>
        </table:table-row>
        <table:table-row table:style-name="ro1">
          <table:table-cell office:value-type="date" office:date-value="2047-12-16">
            <text:p>2047-12-16</text:p>
          </table:table-cell>
          <table:table-cell office:value-type="date" office:date-value="2052-03-27">
            <text:p>2052-03-27</text:p>
          </table:table-cell>
          <table:table-cell office:value-type="date" office:date-value="2062-05-09">
            <text:p>2062-05-09</text:p>
          </table:table-cell>
          <table:table-cell office:value-type="date" office:date-value="2051-04-07">
            <text:p>2051-04-07</text:p>
          </table:table-cell>
          <table:table-cell table:number-columns-repeated="1020"/>
        </table:table-row>
        <table:table-row table:style-name="ro1">
          <table:table-cell office:value-type="date" office:date-value="2048-06-11">
            <text:p>2048-06-11</text:p>
          </table:table-cell>
          <table:table-cell office:value-type="date" office:date-value="2052-09-19">
            <text:p>2052-09-19</text:p>
          </table:table-cell>
          <table:table-cell office:value-type="date" office:date-value="2062-05-10">
            <text:p>2062-05-10</text:p>
          </table:table-cell>
          <table:table-cell office:value-type="date" office:date-value="2051-10-01">
            <text:p>2051-10-01</text:p>
          </table:table-cell>
          <table:table-cell table:number-columns-repeated="1020"/>
        </table:table-row>
        <table:table-row table:style-name="ro1">
          <table:table-cell office:value-type="date" office:date-value="2048-12-05">
            <text:p>2048-12-05</text:p>
          </table:table-cell>
          <table:table-cell office:value-type="date" office:date-value="2053-03-16">
            <text:p>2053-03-16</text:p>
          </table:table-cell>
          <table:table-cell office:value-type="date" office:date-value="2063-09-25">
            <text:p>2063-09-25</text:p>
          </table:table-cell>
          <table:table-cell office:value-type="date" office:date-value="2052-03-27">
            <text:p>2052-03-27</text:p>
          </table:table-cell>
          <table:table-cell table:number-columns-repeated="1020"/>
        </table:table-row>
        <table:table-row table:style-name="ro1">
          <table:table-cell office:value-type="date" office:date-value="2049-05-31">
            <text:p>2049-05-31</text:p>
          </table:table-cell>
          <table:table-cell office:value-type="date" office:date-value="2053-09-08">
            <text:p>2053-09-08</text:p>
          </table:table-cell>
          <table:table-cell office:value-type="date" office:date-value="2064-09-10">
            <text:p>2064-09-10</text:p>
          </table:table-cell>
          <table:table-cell office:value-type="date" office:date-value="2052-09-19">
            <text:p>2052-09-19</text:p>
          </table:table-cell>
          <table:table-cell table:number-columns-repeated="1020"/>
        </table:table-row>
        <table:table-row table:style-name="ro1">
          <table:table-cell office:value-type="date" office:date-value="2049-11-25">
            <text:p>2049-11-25</text:p>
          </table:table-cell>
          <table:table-cell office:value-type="date" office:date-value="2054-07-31">
            <text:p>2054-07-31</text:p>
          </table:table-cell>
          <table:table-cell office:value-type="date" office:date-value="2065-08-29">
            <text:p>2065-08-29</text:p>
          </table:table-cell>
          <table:table-cell office:value-type="date" office:date-value="2053-03-16">
            <text:p>2053-03-16</text:p>
          </table:table-cell>
          <table:table-cell table:number-columns-repeated="1020"/>
        </table:table-row>
        <table:table-row table:style-name="ro1">
          <table:table-cell office:value-type="date" office:date-value="2050-05-20">
            <text:p>2050-05-20</text:p>
          </table:table-cell>
          <table:table-cell office:value-type="date" office:date-value="2055-01-24">
            <text:p>2055-01-24</text:p>
          </table:table-cell>
          <table:table-cell office:value-type="date" office:date-value="2066-02-01">
            <text:p>2066-02-01</text:p>
          </table:table-cell>
          <table:table-cell office:value-type="date" office:date-value="2053-09-08">
            <text:p>2053-09-08</text:p>
          </table:table-cell>
          <table:table-cell table:number-columns-repeated="1020"/>
        </table:table-row>
        <table:table-row table:style-name="ro1">
          <table:table-cell office:value-type="date" office:date-value="2050-11-14">
            <text:p>2050-11-14</text:p>
          </table:table-cell>
          <table:table-cell office:value-type="date" office:date-value="2055-07-20">
            <text:p>2055-07-20</text:p>
          </table:table-cell>
          <table:table-cell office:value-type="date" office:date-value="2067-01-21">
            <text:p>2067-01-21</text:p>
          </table:table-cell>
          <table:table-cell office:value-type="date" office:date-value="2054-07-31">
            <text:p>2054-07-31</text:p>
          </table:table-cell>
          <table:table-cell table:number-columns-repeated="1020"/>
        </table:table-row>
        <table:table-row table:style-name="ro1">
          <table:table-cell office:value-type="date" office:date-value="2051-04-11">
            <text:p>2051-04-11</text:p>
          </table:table-cell>
          <table:table-cell office:value-type="date" office:date-value="2056-01-13">
            <text:p>2056-01-13</text:p>
          </table:table-cell>
          <table:table-cell office:value-type="date" office:date-value="2067-06-27">
            <text:p>2067-06-27</text:p>
          </table:table-cell>
          <table:table-cell office:value-type="date" office:date-value="2055-01-24">
            <text:p>2055-01-24</text:p>
          </table:table-cell>
          <table:table-cell table:number-columns-repeated="1020"/>
        </table:table-row>
        <table:table-row table:style-name="ro1">
          <table:table-cell office:value-type="date" office:date-value="2051-10-04">
            <text:p>2051-10-04</text:p>
          </table:table-cell>
          <table:table-cell office:value-type="date" office:date-value="2056-07-09">
            <text:p>2056-07-09</text:p>
          </table:table-cell>
          <table:table-cell office:value-type="date" office:date-value="2068-06-17">
            <text:p>2068-06-17</text:p>
          </table:table-cell>
          <table:table-cell office:value-type="date" office:date-value="2055-07-20">
            <text:p>2055-07-20</text:p>
          </table:table-cell>
          <table:table-cell table:number-columns-repeated="1020"/>
        </table:table-row>
        <table:table-row table:style-name="ro1">
          <table:table-cell office:value-type="date" office:date-value="2052-03-30">
            <text:p>2052-03-30</text:p>
          </table:table-cell>
          <table:table-cell office:value-type="date" office:date-value="2057-01-01">
            <text:p>2057-01-01</text:p>
          </table:table-cell>
          <table:table-cell office:value-type="date" office:date-value="2068-11-22">
            <text:p>2068-11-22</text:p>
          </table:table-cell>
          <table:table-cell office:value-type="date" office:date-value="2056-01-13">
            <text:p>2056-01-13</text:p>
          </table:table-cell>
          <table:table-cell table:number-columns-repeated="1020"/>
        </table:table-row>
        <table:table-row table:style-name="ro1">
          <table:table-cell office:value-type="date" office:date-value="2052-09-22">
            <text:p>2052-09-22</text:p>
          </table:table-cell>
          <table:table-cell office:value-type="date" office:date-value="2057-11-22">
            <text:p>2057-11-22</text:p>
          </table:table-cell>
          <table:table-cell office:value-type="date" office:date-value="2069-11-15">
            <text:p>2069-11-15</text:p>
          </table:table-cell>
          <table:table-cell office:value-type="date" office:date-value="2056-07-09">
            <text:p>2056-07-09</text:p>
          </table:table-cell>
          <table:table-cell table:number-columns-repeated="1020"/>
        </table:table-row>
        <table:table-row table:style-name="ro1">
          <table:table-cell office:value-type="date" office:date-value="2053-03-20">
            <text:p>2053-03-20</text:p>
          </table:table-cell>
          <table:table-cell office:value-type="date" office:date-value="2058-05-18">
            <text:p>2058-05-18</text:p>
          </table:table-cell>
          <table:table-cell office:value-type="date" office:date-value="2070-04-24">
            <text:p>2070-04-24</text:p>
          </table:table-cell>
          <table:table-cell office:value-type="date" office:date-value="2057-01-01">
            <text:p>2057-01-01</text:p>
          </table:table-cell>
          <table:table-cell table:number-columns-repeated="1020"/>
        </table:table-row>
        <table:table-row table:style-name="ro1">
          <table:table-cell office:value-type="date" office:date-value="2053-09-12">
            <text:p>2053-09-12</text:p>
          </table:table-cell>
          <table:table-cell office:value-type="date" office:date-value="2058-11-12">
            <text:p>2058-11-12</text:p>
          </table:table-cell>
          <table:table-cell office:value-type="date" office:date-value="2070-04-25">
            <text:p>2070-04-25</text:p>
          </table:table-cell>
          <table:table-cell office:value-type="date" office:date-value="2057-11-22">
            <text:p>2057-11-22</text:p>
          </table:table-cell>
          <table:table-cell table:number-columns-repeated="1020"/>
        </table:table-row>
        <table:table-row table:style-name="ro1">
          <table:table-cell office:value-type="date" office:date-value="2054-03-09">
            <text:p>2054-03-09</text:p>
          </table:table-cell>
          <table:table-cell office:value-type="date" office:date-value="2059-05-07">
            <text:p>2059-05-07</text:p>
          </table:table-cell>
          <table:table-cell office:value-type="date" office:date-value="2071-09-26">
            <text:p>2071-09-26</text:p>
          </table:table-cell>
          <table:table-cell office:value-type="date" office:date-value="2058-05-18">
            <text:p>2058-05-18</text:p>
          </table:table-cell>
          <table:table-cell table:number-columns-repeated="1020"/>
        </table:table-row>
        <table:table-row table:style-name="ro1">
          <table:table-cell office:value-type="date" office:date-value="2054-08-03">
            <text:p>2054-08-03</text:p>
          </table:table-cell>
          <table:table-cell office:value-type="date" office:date-value="2059-11-01">
            <text:p>2059-11-01</text:p>
          </table:table-cell>
          <table:table-cell office:value-type="date" office:date-value="2072-03-04">
            <text:p>2072-03-04</text:p>
          </table:table-cell>
          <table:table-cell office:value-type="date" office:date-value="2058-11-12">
            <text:p>2058-11-12</text:p>
          </table:table-cell>
          <table:table-cell table:number-columns-repeated="1020"/>
        </table:table-row>
        <table:table-row table:style-name="ro1">
          <table:table-cell office:value-type="date" office:date-value="2054-09-02">
            <text:p>2054-09-02</text:p>
          </table:table-cell>
          <table:table-cell office:value-type="date" office:date-value="2060-04-26">
            <text:p>2060-04-26</text:p>
          </table:table-cell>
          <table:table-cell office:value-type="date" office:date-value="2072-03-05">
            <text:p>2072-03-05</text:p>
          </table:table-cell>
          <table:table-cell office:value-type="date" office:date-value="2059-05-07">
            <text:p>2059-05-07</text:p>
          </table:table-cell>
          <table:table-cell table:number-columns-repeated="1020"/>
        </table:table-row>
        <table:table-row table:style-name="ro1">
          <table:table-cell office:value-type="date" office:date-value="2055-01-27">
            <text:p>2055-01-27</text:p>
          </table:table-cell>
          <table:table-cell office:value-type="date" office:date-value="2060-10-20">
            <text:p>2060-10-20</text:p>
          </table:table-cell>
          <table:table-cell office:value-type="date" office:date-value="2073-08-09">
            <text:p>2073-08-09</text:p>
          </table:table-cell>
          <table:table-cell office:value-type="date" office:date-value="2059-11-01">
            <text:p>2059-11-01</text:p>
          </table:table-cell>
          <table:table-cell table:number-columns-repeated="1020"/>
        </table:table-row>
        <table:table-row table:style-name="ro1">
          <table:table-cell office:value-type="date" office:date-value="2055-07-24">
            <text:p>2055-07-24</text:p>
          </table:table-cell>
          <table:table-cell office:value-type="date" office:date-value="2061-03-17">
            <text:p>2061-03-17</text:p>
          </table:table-cell>
          <table:table-cell office:value-type="date" office:date-value="2074-01-19">
            <text:p>2074-01-19</text:p>
          </table:table-cell>
          <table:table-cell office:value-type="date" office:date-value="2060-04-26">
            <text:p>2060-04-26</text:p>
          </table:table-cell>
          <table:table-cell table:number-columns-repeated="1020"/>
        </table:table-row>
        <table:table-row table:style-name="ro1">
          <table:table-cell office:value-type="date" office:date-value="2056-01-16">
            <text:p>2056-01-16</text:p>
          </table:table-cell>
          <table:table-cell office:value-type="date" office:date-value="2062-03-06">
            <text:p>2062-03-06</text:p>
          </table:table-cell>
          <table:table-cell office:value-type="date" office:date-value="2074-06-30">
            <text:p>2074-06-30</text:p>
          </table:table-cell>
          <table:table-cell office:value-type="date" office:date-value="2060-10-20">
            <text:p>2060-10-20</text:p>
          </table:table-cell>
          <table:table-cell table:number-columns-repeated="1020"/>
        </table:table-row>
        <table:table-row table:style-name="ro1">
          <table:table-cell office:value-type="date" office:date-value="2056-07-12">
            <text:p>2056-07-12</text:p>
          </table:table-cell>
          <table:table-cell office:value-type="date" office:date-value="2062-03-07">
            <text:p>2062-03-07</text:p>
          </table:table-cell>
          <table:table-cell office:value-type="date" office:date-value="2075-12-09">
            <text:p>2075-12-09</text:p>
          </table:table-cell>
          <table:table-cell office:value-type="date" office:date-value="2061-03-17">
            <text:p>2061-03-17</text:p>
          </table:table-cell>
          <table:table-cell table:number-columns-repeated="1020"/>
        </table:table-row>
        <table:table-row table:style-name="ro1">
          <table:table-cell office:value-type="date" office:date-value="2057-01-05">
            <text:p>2057-01-05</text:p>
          </table:table-cell>
          <table:table-cell office:value-type="date" office:date-value="2062-08-30">
            <text:p>2062-08-30</text:p>
          </table:table-cell>
          <table:table-cell office:value-type="date" office:date-value="2076-05-21">
            <text:p>2076-05-21</text:p>
          </table:table-cell>
          <table:table-cell office:value-type="date" office:date-value="2062-03-06">
            <text:p>2062-03-06</text:p>
          </table:table-cell>
          <table:table-cell table:number-columns-repeated="1020"/>
        </table:table-row>
        <table:table-row table:style-name="ro1">
          <table:table-cell office:value-type="date" office:date-value="2057-07-01">
            <text:p>2057-07-01</text:p>
          </table:table-cell>
          <table:table-cell office:value-type="date" office:date-value="2063-02-24">
            <text:p>2063-02-24</text:p>
          </table:table-cell>
          <table:table-cell office:value-type="date" office:date-value="2078-04-17">
            <text:p>2078-04-17</text:p>
          </table:table-cell>
          <table:table-cell office:value-type="date" office:date-value="2062-03-07">
            <text:p>2062-03-07</text:p>
          </table:table-cell>
          <table:table-cell table:number-columns-repeated="1020"/>
        </table:table-row>
        <table:table-row table:style-name="ro1">
          <table:table-cell office:value-type="date" office:date-value="2057-12-26">
            <text:p>2057-12-26</text:p>
          </table:table-cell>
          <table:table-cell office:value-type="date" office:date-value="2063-08-19">
            <text:p>2063-08-19</text:p>
          </table:table-cell>
          <table:table-cell office:value-type="date" office:date-value="2078-09-27">
            <text:p>2078-09-27</text:p>
          </table:table-cell>
          <table:table-cell office:value-type="date" office:date-value="2062-08-30">
            <text:p>2062-08-30</text:p>
          </table:table-cell>
          <table:table-cell table:number-columns-repeated="1020"/>
        </table:table-row>
        <table:table-row table:style-name="ro1">
          <table:table-cell office:value-type="date" office:date-value="2058-05-22">
            <text:p>2058-05-22</text:p>
          </table:table-cell>
          <table:table-cell office:value-type="date" office:date-value="2064-02-13">
            <text:p>2064-02-13</text:p>
          </table:table-cell>
          <table:table-cell office:value-type="date" office:date-value="2079-03-12">
            <text:p>2079-03-12</text:p>
          </table:table-cell>
          <table:table-cell office:value-type="date" office:date-value="2063-02-24">
            <text:p>2063-02-24</text:p>
          </table:table-cell>
          <table:table-cell table:number-columns-repeated="1020"/>
        </table:table-row>
        <table:table-row table:style-name="ro1">
          <table:table-cell office:value-type="date" office:date-value="2058-06-21">
            <text:p>2058-06-21</text:p>
          </table:table-cell>
          <table:table-cell office:value-type="date" office:date-value="2064-08-08">
            <text:p>2064-08-08</text:p>
          </table:table-cell>
          <table:table-cell office:value-type="date" office:date-value="2079-03-13">
            <text:p>2079-03-13</text:p>
          </table:table-cell>
          <table:table-cell office:value-type="date" office:date-value="2063-08-19">
            <text:p>2063-08-19</text:p>
          </table:table-cell>
          <table:table-cell table:number-columns-repeated="1020"/>
        </table:table-row>
        <table:table-row table:style-name="ro1">
          <table:table-cell office:value-type="date" office:date-value="2058-11-16">
            <text:p>2058-11-16</text:p>
          </table:table-cell>
          <table:table-cell office:value-type="date" office:date-value="2065-01-02">
            <text:p>2065-01-02</text:p>
          </table:table-cell>
          <table:table-cell office:value-type="date" office:date-value="2079-08-23">
            <text:p>2079-08-23</text:p>
          </table:table-cell>
          <table:table-cell office:value-type="date" office:date-value="2064-02-13">
            <text:p>2064-02-13</text:p>
          </table:table-cell>
          <table:table-cell table:number-columns-repeated="1020"/>
        </table:table-row>
        <table:table-row table:style-name="ro1">
          <table:table-cell office:value-type="date" office:date-value="2059-05-11">
            <text:p>2059-05-11</text:p>
          </table:table-cell>
          <table:table-cell office:value-type="date" office:date-value="2065-06-29">
            <text:p>2065-06-29</text:p>
          </table:table-cell>
          <table:table-cell office:value-type="date" office:date-value="2082-01-10">
            <text:p>2082-01-10</text:p>
          </table:table-cell>
          <table:table-cell office:value-type="date" office:date-value="2064-08-08">
            <text:p>2064-08-08</text:p>
          </table:table-cell>
          <table:table-cell table:number-columns-repeated="1020"/>
        </table:table-row>
        <table:table-row table:style-name="ro1">
          <table:table-cell office:value-type="date" office:date-value="2059-11-05">
            <text:p>2059-11-05</text:p>
          </table:table-cell>
          <table:table-cell office:value-type="date" office:date-value="2065-12-22">
            <text:p>2065-12-22</text:p>
          </table:table-cell>
          <table:table-cell office:value-type="date" office:date-value="2082-06-25">
            <text:p>2082-06-25</text:p>
          </table:table-cell>
          <table:table-cell office:value-type="date" office:date-value="2065-01-02">
            <text:p>2065-01-02</text:p>
          </table:table-cell>
          <table:table-cell table:number-columns-repeated="1020"/>
        </table:table-row>
        <table:table-row table:style-name="ro1">
          <table:table-cell office:value-type="date" office:date-value="2060-03-30">
            <text:p>2060-03-30</text:p>
          </table:table-cell>
          <table:table-cell office:value-type="date" office:date-value="2065-12-23">
            <text:p>2065-12-23</text:p>
          </table:table-cell>
          <table:table-cell office:value-type="date" office:date-value="2082-12-10">
            <text:p>2082-12-10</text:p>
          </table:table-cell>
          <table:table-cell office:value-type="date" office:date-value="2065-06-29">
            <text:p>2065-06-29</text:p>
          </table:table-cell>
          <table:table-cell table:number-columns-repeated="1020"/>
        </table:table-row>
        <table:table-row table:style-name="ro1">
          <table:table-cell office:value-type="date" office:date-value="2060-10-24">
            <text:p>2060-10-24</text:p>
          </table:table-cell>
          <table:table-cell office:value-type="date" office:date-value="2066-06-18">
            <text:p>2066-06-18</text:p>
          </table:table-cell>
          <table:table-cell office:value-type="date" office:date-value="2083-05-26">
            <text:p>2083-05-26</text:p>
          </table:table-cell>
          <table:table-cell office:value-type="date" office:date-value="2065-12-22">
            <text:p>2065-12-22</text:p>
          </table:table-cell>
          <table:table-cell table:number-columns-repeated="1020"/>
        </table:table-row>
        <table:table-row table:style-name="ro1">
          <table:table-cell office:value-type="date" office:date-value="2061-04-20">
            <text:p>2061-04-20</text:p>
          </table:table-cell>
          <table:table-cell office:value-type="date" office:date-value="2066-12-12">
            <text:p>2066-12-12</text:p>
          </table:table-cell>
          <table:table-cell office:value-type="date" office:date-value="2084-04-26">
            <text:p>2084-04-26</text:p>
          </table:table-cell>
          <table:table-cell office:value-type="date" office:date-value="2065-12-23">
            <text:p>2065-12-23</text:p>
          </table:table-cell>
          <table:table-cell table:number-columns-repeated="1020"/>
        </table:table-row>
        <table:table-row table:style-name="ro1">
          <table:table-cell office:value-type="date" office:date-value="2061-10-13">
            <text:p>2061-10-13</text:p>
          </table:table-cell>
          <table:table-cell office:value-type="date" office:date-value="2067-06-07">
            <text:p>2067-06-07</text:p>
          </table:table-cell>
          <table:table-cell office:value-type="date" office:date-value="2094-02-16">
            <text:p>2094-02-16</text:p>
          </table:table-cell>
          <table:table-cell office:value-type="date" office:date-value="2066-06-18">
            <text:p>2066-06-18</text:p>
          </table:table-cell>
          <table:table-cell table:number-columns-repeated="1020"/>
        </table:table-row>
        <table:table-row table:style-name="ro1">
          <table:table-cell office:value-type="date" office:date-value="2062-03-11">
            <text:p>2062-03-11</text:p>
          </table:table-cell>
          <table:table-cell office:value-type="date" office:date-value="2067-12-01">
            <text:p>2067-12-01</text:p>
          </table:table-cell>
          <table:table-cell office:value-type="date" office:date-value="2094-08-09">
            <text:p>2094-08-09</text:p>
          </table:table-cell>
          <table:table-cell office:value-type="date" office:date-value="2066-12-12">
            <text:p>2066-12-12</text:p>
          </table:table-cell>
          <table:table-cell table:number-columns-repeated="1020"/>
        </table:table-row>
        <table:table-row table:style-name="ro1">
          <table:table-cell office:value-type="date" office:date-value="2062-09-03">
            <text:p>2062-09-03</text:p>
          </table:table-cell>
          <table:table-cell office:value-type="date" office:date-value="2067-12-02">
            <text:p>2067-12-02</text:p>
          </table:table-cell>
          <table:table-cell office:value-type="date" office:date-value="2095-01-29">
            <text:p>2095-01-29</text:p>
          </table:table-cell>
          <table:table-cell office:value-type="date" office:date-value="2067-06-07">
            <text:p>2067-06-07</text:p>
          </table:table-cell>
          <table:table-cell table:number-columns-repeated="1020"/>
        </table:table-row>
        <table:table-row table:style-name="ro1">
          <table:table-cell office:value-type="date" office:date-value="2063-02-28">
            <text:p>2063-02-28</text:p>
          </table:table-cell>
          <table:table-cell office:value-type="date" office:date-value="2068-04-27">
            <text:p>2068-04-27</text:p>
          </table:table-cell>
          <table:table-cell office:value-type="date" office:date-value="2095-07-23">
            <text:p>2095-07-23</text:p>
          </table:table-cell>
          <table:table-cell office:value-type="date" office:date-value="2067-12-01">
            <text:p>2067-12-01</text:p>
          </table:table-cell>
          <table:table-cell table:number-columns-repeated="1020"/>
        </table:table-row>
        <table:table-row table:style-name="ro1">
          <table:table-cell office:value-type="date" office:date-value="2063-08-24">
            <text:p>2063-08-24</text:p>
          </table:table-cell>
          <table:table-cell office:value-type="date" office:date-value="2068-10-21">
            <text:p>2068-10-21</text:p>
          </table:table-cell>
          <table:table-cell office:value-type="date" office:date-value="2096-01-13">
            <text:p>2096-01-13</text:p>
          </table:table-cell>
          <table:table-cell office:value-type="date" office:date-value="2067-12-02">
            <text:p>2067-12-02</text:p>
          </table:table-cell>
          <table:table-cell table:number-columns-repeated="1020"/>
        </table:table-row>
        <table:table-row table:style-name="ro1">
          <table:table-cell office:value-type="date" office:date-value="2064-02-17">
            <text:p>2064-02-17</text:p>
          </table:table-cell>
          <table:table-cell office:value-type="date" office:date-value="2069-04-16">
            <text:p>2069-04-16</text:p>
          </table:table-cell>
          <table:table-cell office:value-type="date" office:date-value="2098-10-17">
            <text:p>2098-10-17</text:p>
          </table:table-cell>
          <table:table-cell office:value-type="date" office:date-value="2068-04-27">
            <text:p>2068-04-27</text:p>
          </table:table-cell>
          <table:table-cell table:number-columns-repeated="1020"/>
        </table:table-row>
        <table:table-row table:style-name="ro1">
          <table:table-cell office:value-type="date" office:date-value="2064-08-12">
            <text:p>2064-08-12</text:p>
          </table:table-cell>
          <table:table-cell office:value-type="date" office:date-value="2069-10-10">
            <text:p>2069-10-10</text:p>
          </table:table-cell>
          <table:table-cell office:value-type="date" office:date-value="2099-04-12">
            <text:p>2099-04-12</text:p>
          </table:table-cell>
          <table:table-cell office:value-type="date" office:date-value="2068-10-21">
            <text:p>2068-10-21</text:p>
          </table:table-cell>
          <table:table-cell table:number-columns-repeated="1020"/>
        </table:table-row>
        <table:table-row table:style-name="ro1">
          <table:table-cell office:value-type="date" office:date-value="2065-02-05">
            <text:p>2065-02-05</text:p>
          </table:table-cell>
          <table:table-cell office:value-type="date" office:date-value="2070-04-06">
            <text:p>2070-04-06</text:p>
          </table:table-cell>
          <table:table-cell office:value-type="date" office:date-value="2099-10-06">
            <text:p>2099-10-06</text:p>
          </table:table-cell>
          <table:table-cell office:value-type="date" office:date-value="2069-04-16">
            <text:p>2069-04-16</text:p>
          </table:table-cell>
          <table:table-cell table:number-columns-repeated="1020"/>
        </table:table-row>
        <table:table-row table:style-name="ro1">
          <table:table-cell office:value-type="date" office:date-value="2065-07-03">
            <text:p>2065-07-03</text:p>
          </table:table-cell>
          <table:table-cell office:value-type="date" office:date-value="2070-09-29">
            <text:p>2070-09-29</text:p>
          </table:table-cell>
          <table:table-cell office:value-type="date" office:date-value="2102-01-26">
            <text:p>2102-01-26</text:p>
          </table:table-cell>
          <table:table-cell office:value-type="date" office:date-value="2069-10-10">
            <text:p>2069-10-10</text:p>
          </table:table-cell>
          <table:table-cell table:number-columns-repeated="1020"/>
        </table:table-row>
        <table:table-row table:style-name="ro1">
          <table:table-cell office:value-type="date" office:date-value="2065-08-02">
            <text:p>2065-08-02</text:p>
          </table:table-cell>
          <table:table-cell office:value-type="date" office:date-value="2071-03-26">
            <text:p>2071-03-26</text:p>
          </table:table-cell>
          <table:table-cell office:value-type="date" office:date-value="2102-07-23">
            <text:p>2102-07-23</text:p>
          </table:table-cell>
          <table:table-cell office:value-type="date" office:date-value="2070-04-06">
            <text:p>2070-04-06</text:p>
          </table:table-cell>
          <table:table-cell table:number-columns-repeated="1020"/>
        </table:table-row>
        <table:table-row table:style-name="ro1">
          <table:table-cell office:value-type="date" office:date-value="2065-12-27">
            <text:p>2065-12-27</text:p>
          </table:table-cell>
          <table:table-cell office:value-type="date" office:date-value="2071-09-18">
            <text:p>2071-09-18</text:p>
          </table:table-cell>
          <table:table-cell office:value-type="date" office:date-value="2104-05-23">
            <text:p>2104-05-23</text:p>
          </table:table-cell>
          <table:table-cell office:value-type="date" office:date-value="2070-09-29">
            <text:p>2070-09-29</text:p>
          </table:table-cell>
          <table:table-cell table:number-columns-repeated="1020"/>
        </table:table-row>
        <table:table-row table:style-name="ro1">
          <table:table-cell office:value-type="date" office:date-value="2066-06-22">
            <text:p>2066-06-22</text:p>
          </table:table-cell>
          <table:table-cell office:value-type="date" office:date-value="2072-02-14">
            <text:p>2072-02-14</text:p>
          </table:table-cell>
          <table:table-cell office:value-type="date" office:date-value="2104-11-19">
            <text:p>2104-11-19</text:p>
          </table:table-cell>
          <table:table-cell office:value-type="date" office:date-value="2071-03-26">
            <text:p>2071-03-26</text:p>
          </table:table-cell>
          <table:table-cell table:number-columns-repeated="1020"/>
        </table:table-row>
        <table:table-row table:style-name="ro1">
          <table:table-cell office:value-type="date" office:date-value="2066-12-17">
            <text:p>2066-12-17</text:p>
          </table:table-cell>
          <table:table-cell office:value-type="date" office:date-value="2072-08-09">
            <text:p>2072-08-09</text:p>
          </table:table-cell>
          <table:table-cell office:value-type="date" office:date-value="2106-09-24">
            <text:p>2106-09-24</text:p>
          </table:table-cell>
          <table:table-cell office:value-type="date" office:date-value="2071-09-18">
            <text:p>2071-09-18</text:p>
          </table:table-cell>
          <table:table-cell table:number-columns-repeated="1020"/>
        </table:table-row>
        <table:table-row table:style-name="ro1">
          <table:table-cell office:value-type="date" office:date-value="2067-06-11">
            <text:p>2067-06-11</text:p>
          </table:table-cell>
          <table:table-cell office:value-type="date" office:date-value="2073-02-02">
            <text:p>2073-02-02</text:p>
          </table:table-cell>
          <table:table-cell/>
          <table:table-cell office:value-type="date" office:date-value="2072-02-14">
            <text:p>2072-02-14</text:p>
          </table:table-cell>
          <table:table-cell table:number-columns-repeated="1020"/>
        </table:table-row>
        <table:table-row table:style-name="ro1">
          <table:table-cell office:value-type="date" office:date-value="2067-12-06">
            <text:p>2067-12-06</text:p>
          </table:table-cell>
          <table:table-cell office:value-type="date" office:date-value="2073-07-29">
            <text:p>2073-07-29</text:p>
          </table:table-cell>
          <table:table-cell/>
          <table:table-cell office:value-type="date" office:date-value="2072-08-09">
            <text:p>2072-08-09</text:p>
          </table:table-cell>
          <table:table-cell table:number-columns-repeated="1020"/>
        </table:table-row>
        <table:table-row table:style-name="ro1">
          <table:table-cell office:value-type="date" office:date-value="2068-05-31">
            <text:p>2068-05-31</text:p>
          </table:table-cell>
          <table:table-cell office:value-type="date" office:date-value="2074-01-22">
            <text:p>2074-01-22</text:p>
          </table:table-cell>
          <table:table-cell/>
          <table:table-cell office:value-type="date" office:date-value="2073-02-02">
            <text:p>2073-02-02</text:p>
          </table:table-cell>
          <table:table-cell table:number-columns-repeated="1020"/>
        </table:table-row>
        <table:table-row table:style-name="ro1">
          <table:table-cell office:value-type="date" office:date-value="2068-11-24">
            <text:p>2068-11-24</text:p>
          </table:table-cell>
          <table:table-cell office:value-type="date" office:date-value="2074-07-18">
            <text:p>2074-07-18</text:p>
          </table:table-cell>
          <table:table-cell/>
          <table:table-cell office:value-type="date" office:date-value="2073-07-29">
            <text:p>2073-07-29</text:p>
          </table:table-cell>
          <table:table-cell table:number-columns-repeated="1020"/>
        </table:table-row>
        <table:table-row table:style-name="ro1">
          <table:table-cell office:value-type="date" office:date-value="2069-04-21">
            <text:p>2069-04-21</text:p>
          </table:table-cell>
          <table:table-cell office:value-type="date" office:date-value="2074-07-19">
            <text:p>2074-07-19</text:p>
          </table:table-cell>
          <table:table-cell/>
          <table:table-cell office:value-type="date" office:date-value="2074-01-22">
            <text:p>2074-01-22</text:p>
          </table:table-cell>
          <table:table-cell table:number-columns-repeated="1020"/>
        </table:table-row>
        <table:table-row table:style-name="ro1">
          <table:table-cell office:value-type="date" office:date-value="2069-05-20">
            <text:p>2069-05-20</text:p>
          </table:table-cell>
          <table:table-cell office:value-type="date" office:date-value="2075-01-11">
            <text:p>2075-01-11</text:p>
          </table:table-cell>
          <table:table-cell/>
          <table:table-cell office:value-type="date" office:date-value="2074-07-18">
            <text:p>2074-07-18</text:p>
          </table:table-cell>
          <table:table-cell table:number-columns-repeated="1020"/>
        </table:table-row>
        <table:table-row table:style-name="ro1">
          <table:table-cell office:value-type="date" office:date-value="2069-10-15">
            <text:p>2069-10-15</text:p>
          </table:table-cell>
          <table:table-cell office:value-type="date" office:date-value="2075-12-02">
            <text:p>2075-12-02</text:p>
          </table:table-cell>
          <table:table-cell/>
          <table:table-cell office:value-type="date" office:date-value="2074-07-19">
            <text:p>2074-07-19</text:p>
          </table:table-cell>
          <table:table-cell table:number-columns-repeated="1020"/>
        </table:table-row>
        <table:table-row table:style-name="ro1">
          <table:table-cell office:value-type="date" office:date-value="2070-04-11">
            <text:p>2070-04-11</text:p>
          </table:table-cell>
          <table:table-cell office:value-type="date" office:date-value="2076-05-27">
            <text:p>2076-05-27</text:p>
          </table:table-cell>
          <table:table-cell/>
          <table:table-cell office:value-type="date" office:date-value="2075-01-11">
            <text:p>2075-01-11</text:p>
          </table:table-cell>
          <table:table-cell table:number-columns-repeated="1020"/>
        </table:table-row>
        <table:table-row table:style-name="ro1">
          <table:table-cell office:value-type="date" office:date-value="2070-10-04">
            <text:p>2070-10-04</text:p>
          </table:table-cell>
          <table:table-cell office:value-type="date" office:date-value="2076-11-21">
            <text:p>2076-11-21</text:p>
          </table:table-cell>
          <table:table-cell/>
          <table:table-cell office:value-type="date" office:date-value="2075-12-02">
            <text:p>2075-12-02</text:p>
          </table:table-cell>
          <table:table-cell table:number-columns-repeated="1020"/>
        </table:table-row>
        <table:table-row table:style-name="ro1">
          <table:table-cell office:value-type="date" office:date-value="2071-03-31">
            <text:p>2071-03-31</text:p>
          </table:table-cell>
          <table:table-cell office:value-type="date" office:date-value="2077-05-16">
            <text:p>2077-05-16</text:p>
          </table:table-cell>
          <table:table-cell/>
          <table:table-cell office:value-type="date" office:date-value="2076-05-27">
            <text:p>2076-05-27</text:p>
          </table:table-cell>
          <table:table-cell table:number-columns-repeated="1020"/>
        </table:table-row>
        <table:table-row table:style-name="ro1">
          <table:table-cell office:value-type="date" office:date-value="2071-09-23">
            <text:p>2071-09-23</text:p>
          </table:table-cell>
          <table:table-cell office:value-type="date" office:date-value="2077-11-10">
            <text:p>2077-11-10</text:p>
          </table:table-cell>
          <table:table-cell/>
          <table:table-cell office:value-type="date" office:date-value="2076-11-21">
            <text:p>2076-11-21</text:p>
          </table:table-cell>
          <table:table-cell table:number-columns-repeated="1020"/>
        </table:table-row>
        <table:table-row table:style-name="ro1">
          <table:table-cell office:value-type="date" office:date-value="2072-03-19">
            <text:p>2072-03-19</text:p>
          </table:table-cell>
          <table:table-cell office:value-type="date" office:date-value="2078-05-06">
            <text:p>2078-05-06</text:p>
          </table:table-cell>
          <table:table-cell/>
          <table:table-cell office:value-type="date" office:date-value="2077-05-16">
            <text:p>2077-05-16</text:p>
          </table:table-cell>
          <table:table-cell table:number-columns-repeated="1020"/>
        </table:table-row>
        <table:table-row table:style-name="ro1">
          <table:table-cell office:value-type="date" office:date-value="2072-09-12">
            <text:p>2072-09-12</text:p>
          </table:table-cell>
          <table:table-cell office:value-type="date" office:date-value="2078-10-30">
            <text:p>2078-10-30</text:p>
          </table:table-cell>
          <table:table-cell/>
          <table:table-cell office:value-type="date" office:date-value="2077-11-10">
            <text:p>2077-11-10</text:p>
          </table:table-cell>
          <table:table-cell table:number-columns-repeated="1020"/>
        </table:table-row>
        <table:table-row table:style-name="ro1">
          <table:table-cell office:value-type="date" office:date-value="2073-02-07">
            <text:p>2073-02-07</text:p>
          </table:table-cell>
          <table:table-cell office:value-type="date" office:date-value="2079-03-27">
            <text:p>2079-03-27</text:p>
          </table:table-cell>
          <table:table-cell/>
          <table:table-cell office:value-type="date" office:date-value="2078-05-06">
            <text:p>2078-05-06</text:p>
          </table:table-cell>
          <table:table-cell table:number-columns-repeated="1020"/>
        </table:table-row>
        <table:table-row table:style-name="ro1">
          <table:table-cell office:value-type="date" office:date-value="2073-08-03">
            <text:p>2073-08-03</text:p>
          </table:table-cell>
          <table:table-cell office:value-type="date" office:date-value="2079-09-19">
            <text:p>2079-09-19</text:p>
          </table:table-cell>
          <table:table-cell/>
          <table:table-cell office:value-type="date" office:date-value="2078-10-30">
            <text:p>2078-10-30</text:p>
          </table:table-cell>
          <table:table-cell table:number-columns-repeated="1020"/>
        </table:table-row>
        <table:table-row table:style-name="ro1">
          <table:table-cell office:value-type="date" office:date-value="2074-01-27">
            <text:p>2074-01-27</text:p>
          </table:table-cell>
          <table:table-cell office:value-type="date" office:date-value="2080-03-15">
            <text:p>2080-03-15</text:p>
          </table:table-cell>
          <table:table-cell/>
          <table:table-cell office:value-type="date" office:date-value="2079-03-27">
            <text:p>2079-03-27</text:p>
          </table:table-cell>
          <table:table-cell table:number-columns-repeated="1020"/>
        </table:table-row>
        <table:table-row table:style-name="ro1">
          <table:table-cell office:value-type="date" office:date-value="2074-07-24">
            <text:p>2074-07-24</text:p>
          </table:table-cell>
          <table:table-cell office:value-type="date" office:date-value="2080-03-16">
            <text:p>2080-03-16</text:p>
          </table:table-cell>
          <table:table-cell/>
          <table:table-cell office:value-type="date" office:date-value="2079-09-19">
            <text:p>2079-09-19</text:p>
          </table:table-cell>
          <table:table-cell table:number-columns-repeated="1020"/>
        </table:table-row>
        <table:table-row table:style-name="ro1">
          <table:table-cell office:value-type="date" office:date-value="2075-01-16">
            <text:p>2075-01-16</text:p>
          </table:table-cell>
          <table:table-cell office:value-type="date" office:date-value="2080-09-08">
            <text:p>2080-09-08</text:p>
          </table:table-cell>
          <table:table-cell/>
          <table:table-cell office:value-type="date" office:date-value="2080-03-15">
            <text:p>2080-03-15</text:p>
          </table:table-cell>
          <table:table-cell table:number-columns-repeated="1020"/>
        </table:table-row>
        <table:table-row table:style-name="ro1">
          <table:table-cell office:value-type="date" office:date-value="2075-07-13">
            <text:p>2075-07-13</text:p>
          </table:table-cell>
          <table:table-cell office:value-type="date" office:date-value="2081-03-05">
            <text:p>2081-03-05</text:p>
          </table:table-cell>
          <table:table-cell/>
          <table:table-cell office:value-type="date" office:date-value="2080-03-16">
            <text:p>2080-03-16</text:p>
          </table:table-cell>
          <table:table-cell table:number-columns-repeated="1020"/>
        </table:table-row>
        <table:table-row table:style-name="ro1">
          <table:table-cell office:value-type="date" office:date-value="2076-01-06">
            <text:p>2076-01-06</text:p>
          </table:table-cell>
          <table:table-cell office:value-type="date" office:date-value="2081-08-28">
            <text:p>2081-08-28</text:p>
          </table:table-cell>
          <table:table-cell/>
          <table:table-cell office:value-type="date" office:date-value="2080-09-08">
            <text:p>2080-09-08</text:p>
          </table:table-cell>
          <table:table-cell table:number-columns-repeated="1020"/>
        </table:table-row>
        <table:table-row table:style-name="ro1">
          <table:table-cell office:value-type="date" office:date-value="2076-06-01">
            <text:p>2076-06-01</text:p>
          </table:table-cell>
          <table:table-cell office:value-type="date" office:date-value="2083-01-12">
            <text:p>2083-01-12</text:p>
          </table:table-cell>
          <table:table-cell/>
          <table:table-cell office:value-type="date" office:date-value="2081-03-05">
            <text:p>2081-03-05</text:p>
          </table:table-cell>
          <table:table-cell table:number-columns-repeated="1020"/>
        </table:table-row>
        <table:table-row table:style-name="ro1">
          <table:table-cell office:value-type="date" office:date-value="2076-07-01">
            <text:p>2076-07-01</text:p>
          </table:table-cell>
          <table:table-cell office:value-type="date" office:date-value="2083-07-09">
            <text:p>2083-07-09</text:p>
          </table:table-cell>
          <table:table-cell/>
          <table:table-cell office:value-type="date" office:date-value="2081-08-28">
            <text:p>2081-08-28</text:p>
          </table:table-cell>
          <table:table-cell table:number-columns-repeated="1020"/>
        </table:table-row>
        <table:table-row table:style-name="ro1">
          <table:table-cell office:value-type="date" office:date-value="2076-11-26">
            <text:p>2076-11-26</text:p>
          </table:table-cell>
          <table:table-cell office:value-type="date" office:date-value="2084-01-01">
            <text:p>2084-01-01</text:p>
          </table:table-cell>
          <table:table-cell/>
          <table:table-cell office:value-type="date" office:date-value="2083-01-12">
            <text:p>2083-01-12</text:p>
          </table:table-cell>
          <table:table-cell table:number-columns-repeated="1020"/>
        </table:table-row>
        <table:table-row table:style-name="ro1">
          <table:table-cell office:value-type="date" office:date-value="2077-05-22">
            <text:p>2077-05-22</text:p>
          </table:table-cell>
          <table:table-cell office:value-type="date" office:date-value="2084-06-27">
            <text:p>2084-06-27</text:p>
          </table:table-cell>
          <table:table-cell/>
          <table:table-cell office:value-type="date" office:date-value="2083-07-09">
            <text:p>2083-07-09</text:p>
          </table:table-cell>
          <table:table-cell table:number-columns-repeated="1020"/>
        </table:table-row>
        <table:table-row table:style-name="ro1">
          <table:table-cell office:value-type="date" office:date-value="2077-11-15">
            <text:p>2077-11-15</text:p>
          </table:table-cell>
          <table:table-cell office:value-type="date" office:date-value="2084-12-21">
            <text:p>2084-12-21</text:p>
          </table:table-cell>
          <table:table-cell/>
          <table:table-cell office:value-type="date" office:date-value="2084-01-01">
            <text:p>2084-01-01</text:p>
          </table:table-cell>
          <table:table-cell table:number-columns-repeated="1020"/>
        </table:table-row>
        <table:table-row table:style-name="ro1">
          <table:table-cell office:value-type="date" office:date-value="2078-05-11">
            <text:p>2078-05-11</text:p>
          </table:table-cell>
          <table:table-cell office:value-type="date" office:date-value="2085-06-16">
            <text:p>2085-06-16</text:p>
          </table:table-cell>
          <table:table-cell/>
          <table:table-cell office:value-type="date" office:date-value="2084-01-02">
            <text:p>2084-01-02</text:p>
          </table:table-cell>
          <table:table-cell table:number-columns-repeated="1020"/>
        </table:table-row>
        <table:table-row table:style-name="ro1">
          <table:table-cell office:value-type="date" office:date-value="2078-11-04">
            <text:p>2078-11-04</text:p>
          </table:table-cell>
          <table:table-cell office:value-type="date" office:date-value="2086-05-07">
            <text:p>2086-05-07</text:p>
          </table:table-cell>
          <table:table-cell/>
          <table:table-cell office:value-type="date" office:date-value="2084-06-27">
            <text:p>2084-06-27</text:p>
          </table:table-cell>
          <table:table-cell table:number-columns-repeated="1020"/>
        </table:table-row>
        <table:table-row table:style-name="ro1">
          <table:table-cell office:value-type="date" office:date-value="2079-05-01">
            <text:p>2079-05-01</text:p>
          </table:table-cell>
          <table:table-cell office:value-type="date" office:date-value="2086-10-31">
            <text:p>2086-10-31</text:p>
          </table:table-cell>
          <table:table-cell/>
          <table:table-cell office:value-type="date" office:date-value="2084-12-21">
            <text:p>2084-12-21</text:p>
          </table:table-cell>
          <table:table-cell table:number-columns-repeated="1020"/>
        </table:table-row>
        <table:table-row table:style-name="ro1">
          <table:table-cell office:value-type="date" office:date-value="2079-10-24">
            <text:p>2079-10-24</text:p>
          </table:table-cell>
          <table:table-cell office:value-type="date" office:date-value="2087-04-26">
            <text:p>2087-04-26</text:p>
          </table:table-cell>
          <table:table-cell/>
          <table:table-cell office:value-type="date" office:date-value="2085-06-16">
            <text:p>2085-06-16</text:p>
          </table:table-cell>
          <table:table-cell table:number-columns-repeated="1020"/>
        </table:table-row>
        <table:table-row table:style-name="ro1">
          <table:table-cell office:value-type="date" office:date-value="2080-03-21">
            <text:p>2080-03-21</text:p>
          </table:table-cell>
          <table:table-cell office:value-type="date" office:date-value="2087-10-20">
            <text:p>2087-10-20</text:p>
          </table:table-cell>
          <table:table-cell/>
          <table:table-cell office:value-type="date" office:date-value="2086-05-07">
            <text:p>2086-05-07</text:p>
          </table:table-cell>
          <table:table-cell table:number-columns-repeated="1020"/>
        </table:table-row>
        <table:table-row table:style-name="ro1">
          <table:table-cell office:value-type="date" office:date-value="2080-09-13">
            <text:p>2080-09-13</text:p>
          </table:table-cell>
          <table:table-cell office:value-type="date" office:date-value="2088-04-15">
            <text:p>2088-04-15</text:p>
          </table:table-cell>
          <table:table-cell/>
          <table:table-cell office:value-type="date" office:date-value="2086-10-31">
            <text:p>2086-10-31</text:p>
          </table:table-cell>
          <table:table-cell table:number-columns-repeated="1020"/>
        </table:table-row>
        <table:table-row table:style-name="ro1">
          <table:table-cell office:value-type="date" office:date-value="2081-03-10">
            <text:p>2081-03-10</text:p>
          </table:table-cell>
          <table:table-cell office:value-type="date" office:date-value="2088-10-08">
            <text:p>2088-10-08</text:p>
          </table:table-cell>
          <table:table-cell/>
          <table:table-cell office:value-type="date" office:date-value="2087-04-26">
            <text:p>2087-04-26</text:p>
          </table:table-cell>
          <table:table-cell table:number-columns-repeated="1020"/>
        </table:table-row>
        <table:table-row table:style-name="ro1">
          <table:table-cell office:value-type="date" office:date-value="2081-09-03">
            <text:p>2081-09-03</text:p>
          </table:table-cell>
          <table:table-cell office:value-type="date" office:date-value="2089-09-27">
            <text:p>2089-09-27</text:p>
          </table:table-cell>
          <table:table-cell/>
          <table:table-cell office:value-type="date" office:date-value="2087-10-20">
            <text:p>2087-10-20</text:p>
          </table:table-cell>
          <table:table-cell table:number-columns-repeated="1020"/>
        </table:table-row>
        <table:table-row table:style-name="ro1">
          <table:table-cell office:value-type="date" office:date-value="2082-02-27">
            <text:p>2082-02-27</text:p>
          </table:table-cell>
          <table:table-cell office:value-type="date" office:date-value="2090-02-23">
            <text:p>2090-02-23</text:p>
          </table:table-cell>
          <table:table-cell/>
          <table:table-cell office:value-type="date" office:date-value="2088-04-15">
            <text:p>2088-04-15</text:p>
          </table:table-cell>
          <table:table-cell table:number-columns-repeated="1020"/>
        </table:table-row>
        <table:table-row table:style-name="ro1">
          <table:table-cell office:value-type="date" office:date-value="2082-08-24">
            <text:p>2082-08-24</text:p>
          </table:table-cell>
          <table:table-cell office:value-type="date" office:date-value="2090-08-18">
            <text:p>2090-08-18</text:p>
          </table:table-cell>
          <table:table-cell/>
          <table:table-cell office:value-type="date" office:date-value="2088-10-08">
            <text:p>2088-10-08</text:p>
          </table:table-cell>
          <table:table-cell table:number-columns-repeated="1020"/>
        </table:table-row>
        <table:table-row table:style-name="ro1">
          <table:table-cell office:value-type="date" office:date-value="2083-02-16">
            <text:p>2083-02-16</text:p>
          </table:table-cell>
          <table:table-cell office:value-type="date" office:date-value="2090-08-19">
            <text:p>2090-08-19</text:p>
          </table:table-cell>
          <table:table-cell/>
          <table:table-cell office:value-type="date" office:date-value="2089-09-27">
            <text:p>2089-09-27</text:p>
          </table:table-cell>
          <table:table-cell table:number-columns-repeated="1020"/>
        </table:table-row>
        <table:table-row table:style-name="ro1">
          <table:table-cell office:value-type="date" office:date-value="2083-07-15">
            <text:p>2083-07-15</text:p>
          </table:table-cell>
          <table:table-cell office:value-type="date" office:date-value="2091-02-12">
            <text:p>2091-02-12</text:p>
          </table:table-cell>
          <table:table-cell/>
          <table:table-cell office:value-type="date" office:date-value="2090-02-23">
            <text:p>2090-02-23</text:p>
          </table:table-cell>
          <table:table-cell table:number-columns-repeated="1020"/>
        </table:table-row>
        <table:table-row table:style-name="ro1">
          <table:table-cell office:value-type="date" office:date-value="2083-08-13">
            <text:p>2083-08-13</text:p>
          </table:table-cell>
          <table:table-cell office:value-type="date" office:date-value="2091-08-08">
            <text:p>2091-08-08</text:p>
          </table:table-cell>
          <table:table-cell/>
          <table:table-cell office:value-type="date" office:date-value="2090-08-18">
            <text:p>2090-08-18</text:p>
          </table:table-cell>
          <table:table-cell table:number-columns-repeated="1020"/>
        </table:table-row>
        <table:table-row table:style-name="ro1">
          <table:table-cell office:value-type="date" office:date-value="2084-01-07">
            <text:p>2084-01-07</text:p>
          </table:table-cell>
          <table:table-cell office:value-type="date" office:date-value="2092-02-01">
            <text:p>2092-02-01</text:p>
          </table:table-cell>
          <table:table-cell/>
          <table:table-cell office:value-type="date" office:date-value="2090-08-19">
            <text:p>2090-08-19</text:p>
          </table:table-cell>
          <table:table-cell table:number-columns-repeated="1020"/>
        </table:table-row>
        <table:table-row table:style-name="ro1">
          <table:table-cell office:value-type="date" office:date-value="2084-07-03">
            <text:p>2084-07-03</text:p>
          </table:table-cell>
          <table:table-cell office:value-type="date" office:date-value="2092-07-27">
            <text:p>2092-07-27</text:p>
          </table:table-cell>
          <table:table-cell/>
          <table:table-cell office:value-type="date" office:date-value="2091-02-12">
            <text:p>2091-02-12</text:p>
          </table:table-cell>
          <table:table-cell table:number-columns-repeated="1020"/>
        </table:table-row>
        <table:table-row table:style-name="ro1">
          <table:table-cell office:value-type="date" office:date-value="2084-12-27">
            <text:p>2084-12-27</text:p>
          </table:table-cell>
          <table:table-cell office:value-type="date" office:date-value="2092-07-28">
            <text:p>2092-07-28</text:p>
          </table:table-cell>
          <table:table-cell/>
          <table:table-cell office:value-type="date" office:date-value="2091-08-08">
            <text:p>2091-08-08</text:p>
          </table:table-cell>
          <table:table-cell table:number-columns-repeated="1020"/>
        </table:table-row>
        <table:table-row table:style-name="ro1">
          <table:table-cell office:value-type="date" office:date-value="2085-06-22">
            <text:p>2085-06-22</text:p>
          </table:table-cell>
          <table:table-cell office:value-type="date" office:date-value="2093-12-11">
            <text:p>2093-12-11</text:p>
          </table:table-cell>
          <table:table-cell/>
          <table:table-cell office:value-type="date" office:date-value="2092-02-01">
            <text:p>2092-02-01</text:p>
          </table:table-cell>
          <table:table-cell table:number-columns-repeated="1020"/>
        </table:table-row>
        <table:table-row table:style-name="ro1">
          <table:table-cell office:value-type="date" office:date-value="2085-12-16">
            <text:p>2085-12-16</text:p>
          </table:table-cell>
          <table:table-cell office:value-type="date" office:date-value="2094-06-06">
            <text:p>2094-06-06</text:p>
          </table:table-cell>
          <table:table-cell/>
          <table:table-cell office:value-type="date" office:date-value="2092-07-27">
            <text:p>2092-07-27</text:p>
          </table:table-cell>
          <table:table-cell table:number-columns-repeated="1020"/>
        </table:table-row>
        <table:table-row table:style-name="ro1">
          <table:table-cell office:value-type="date" office:date-value="2086-06-11">
            <text:p>2086-06-11</text:p>
          </table:table-cell>
          <table:table-cell office:value-type="date" office:date-value="2094-12-01">
            <text:p>2094-12-01</text:p>
          </table:table-cell>
          <table:table-cell/>
          <table:table-cell office:value-type="date" office:date-value="2092-07-28">
            <text:p>2092-07-28</text:p>
          </table:table-cell>
          <table:table-cell table:number-columns-repeated="1020"/>
        </table:table-row>
        <table:table-row table:style-name="ro1">
          <table:table-cell office:value-type="date" office:date-value="2086-12-06">
            <text:p>2086-12-06</text:p>
          </table:table-cell>
          <table:table-cell office:value-type="date" office:date-value="2095-05-26">
            <text:p>2095-05-26</text:p>
          </table:table-cell>
          <table:table-cell/>
          <table:table-cell office:value-type="date" office:date-value="2093-12-11">
            <text:p>2093-12-11</text:p>
          </table:table-cell>
          <table:table-cell table:number-columns-repeated="1020"/>
        </table:table-row>
        <table:table-row table:style-name="ro1">
          <table:table-cell office:value-type="date" office:date-value="2087-05-02">
            <text:p>2087-05-02</text:p>
          </table:table-cell>
          <table:table-cell office:value-type="date" office:date-value="2095-11-20">
            <text:p>2095-11-20</text:p>
          </table:table-cell>
          <table:table-cell/>
          <table:table-cell office:value-type="date" office:date-value="2094-06-06">
            <text:p>2094-06-06</text:p>
          </table:table-cell>
          <table:table-cell table:number-columns-repeated="1020"/>
        </table:table-row>
        <table:table-row table:style-name="ro1">
          <table:table-cell office:value-type="date" office:date-value="2087-06-01">
            <text:p>2087-06-01</text:p>
          </table:table-cell>
          <table:table-cell office:value-type="date" office:date-value="2096-05-15">
            <text:p>2096-05-15</text:p>
          </table:table-cell>
          <table:table-cell/>
          <table:table-cell office:value-type="date" office:date-value="2094-12-01">
            <text:p>2094-12-01</text:p>
          </table:table-cell>
          <table:table-cell table:number-columns-repeated="1020"/>
        </table:table-row>
        <table:table-row table:style-name="ro1">
          <table:table-cell office:value-type="date" office:date-value="2087-10-26">
            <text:p>2087-10-26</text:p>
          </table:table-cell>
          <table:table-cell office:value-type="date" office:date-value="2097-04-05">
            <text:p>2097-04-05</text:p>
          </table:table-cell>
          <table:table-cell/>
          <table:table-cell office:value-type="date" office:date-value="2095-05-26">
            <text:p>2095-05-26</text:p>
          </table:table-cell>
          <table:table-cell table:number-columns-repeated="1020"/>
        </table:table-row>
        <table:table-row table:style-name="ro1">
          <table:table-cell office:value-type="date" office:date-value="2088-04-21">
            <text:p>2088-04-21</text:p>
          </table:table-cell>
          <table:table-cell office:value-type="date" office:date-value="2097-09-28">
            <text:p>2097-09-28</text:p>
          </table:table-cell>
          <table:table-cell/>
          <table:table-cell office:value-type="date" office:date-value="2095-11-20">
            <text:p>2095-11-20</text:p>
          </table:table-cell>
          <table:table-cell table:number-columns-repeated="1020"/>
        </table:table-row>
        <table:table-row table:style-name="ro1">
          <table:table-cell office:value-type="date" office:date-value="2088-10-14">
            <text:p>2088-10-14</text:p>
          </table:table-cell>
          <table:table-cell office:value-type="date" office:date-value="2098-03-25">
            <text:p>2098-03-25</text:p>
          </table:table-cell>
          <table:table-cell/>
          <table:table-cell office:value-type="date" office:date-value="2096-05-15">
            <text:p>2096-05-15</text:p>
          </table:table-cell>
          <table:table-cell table:number-columns-repeated="1020"/>
        </table:table-row>
        <table:table-row table:style-name="ro1">
          <table:table-cell office:value-type="date" office:date-value="2089-04-10">
            <text:p>2089-04-10</text:p>
          </table:table-cell>
          <table:table-cell office:value-type="date" office:date-value="2098-03-26">
            <text:p>2098-03-26</text:p>
          </table:table-cell>
          <table:table-cell/>
          <table:table-cell office:value-type="date" office:date-value="2097-04-05">
            <text:p>2097-04-05</text:p>
          </table:table-cell>
          <table:table-cell table:number-columns-repeated="1020"/>
        </table:table-row>
        <table:table-row table:style-name="ro1">
          <table:table-cell office:value-type="date" office:date-value="2089-10-04">
            <text:p>2089-10-04</text:p>
          </table:table-cell>
          <table:table-cell office:value-type="date" office:date-value="2098-09-17">
            <text:p>2098-09-17</text:p>
          </table:table-cell>
          <table:table-cell/>
          <table:table-cell office:value-type="date" office:date-value="2097-09-28">
            <text:p>2097-09-28</text:p>
          </table:table-cell>
          <table:table-cell table:number-columns-repeated="1020"/>
        </table:table-row>
        <table:table-row table:style-name="ro1">
          <table:table-cell office:value-type="date" office:date-value="2090-03-31">
            <text:p>2090-03-31</text:p>
          </table:table-cell>
          <table:table-cell office:value-type="date" office:date-value="2098-09-18">
            <text:p>2098-09-18</text:p>
          </table:table-cell>
          <table:table-cell/>
          <table:table-cell office:value-type="date" office:date-value="2098-03-25">
            <text:p>2098-03-25</text:p>
          </table:table-cell>
          <table:table-cell table:number-columns-repeated="1020"/>
        </table:table-row>
        <table:table-row table:style-name="ro1">
          <table:table-cell office:value-type="date" office:date-value="2090-09-23">
            <text:p>2090-09-23</text:p>
          </table:table-cell>
          <table:table-cell office:value-type="date" office:date-value="2099-03-14">
            <text:p>2099-03-14</text:p>
          </table:table-cell>
          <table:table-cell/>
          <table:table-cell office:value-type="date" office:date-value="2098-03-26">
            <text:p>2098-03-26</text:p>
          </table:table-cell>
          <table:table-cell table:number-columns-repeated="1020"/>
        </table:table-row>
        <table:table-row table:style-name="ro1">
          <table:table-cell office:value-type="date" office:date-value="2091-02-18">
            <text:p>2091-02-18</text:p>
          </table:table-cell>
          <table:table-cell office:value-type="date" office:date-value="2099-03-15">
            <text:p>2099-03-15</text:p>
          </table:table-cell>
          <table:table-cell/>
          <table:table-cell office:value-type="date" office:date-value="2098-09-17">
            <text:p>2098-09-17</text:p>
          </table:table-cell>
          <table:table-cell table:number-columns-repeated="1020"/>
        </table:table-row>
        <table:table-row table:style-name="ro1">
          <table:table-cell office:value-type="date" office:date-value="2091-08-15">
            <text:p>2091-08-15</text:p>
          </table:table-cell>
          <table:table-cell office:value-type="date" office:date-value="2099-09-07">
            <text:p>2099-09-07</text:p>
          </table:table-cell>
          <table:table-cell/>
          <table:table-cell office:value-type="date" office:date-value="2098-09-18">
            <text:p>2098-09-18</text:p>
          </table:table-cell>
          <table:table-cell table:number-columns-repeated="1020"/>
        </table:table-row>
        <table:table-row table:style-name="ro1">
          <table:table-cell office:value-type="date" office:date-value="2092-02-07">
            <text:p>2092-02-07</text:p>
          </table:table-cell>
          <table:table-cell office:value-type="date" office:date-value="2101-01-22">
            <text:p>2101-01-22</text:p>
          </table:table-cell>
          <table:table-cell/>
          <table:table-cell office:value-type="date" office:date-value="2099-03-14">
            <text:p>2099-03-14</text:p>
          </table:table-cell>
          <table:table-cell table:number-columns-repeated="1020"/>
        </table:table-row>
        <table:table-row table:style-name="ro1">
          <table:table-cell office:value-type="date" office:date-value="2092-08-03">
            <text:p>2092-08-03</text:p>
          </table:table-cell>
          <table:table-cell office:value-type="date" office:date-value="2101-07-19">
            <text:p>2101-07-19</text:p>
          </table:table-cell>
          <table:table-cell/>
          <table:table-cell office:value-type="date" office:date-value="2099-03-15">
            <text:p>2099-03-15</text:p>
          </table:table-cell>
          <table:table-cell table:number-columns-repeated="1020"/>
        </table:table-row>
        <table:table-row table:style-name="ro1">
          <table:table-cell office:value-type="date" office:date-value="2093-01-27">
            <text:p>2093-01-27</text:p>
          </table:table-cell>
          <table:table-cell office:value-type="date" office:date-value="2102-01-11">
            <text:p>2102-01-11</text:p>
          </table:table-cell>
          <table:table-cell/>
          <table:table-cell office:value-type="date" office:date-value="2099-09-07">
            <text:p>2099-09-07</text:p>
          </table:table-cell>
          <table:table-cell table:number-columns-repeated="1020"/>
        </table:table-row>
        <table:table-row table:style-name="ro1">
          <table:table-cell office:value-type="date" office:date-value="2093-07-23">
            <text:p>2093-07-23</text:p>
          </table:table-cell>
          <table:table-cell office:value-type="date" office:date-value="2102-07-08">
            <text:p>2102-07-08</text:p>
          </table:table-cell>
          <table:table-cell/>
          <table:table-cell office:value-type="date" office:date-value="2101-01-22">
            <text:p>2101-01-22</text:p>
          </table:table-cell>
          <table:table-cell table:number-columns-repeated="1020"/>
        </table:table-row>
        <table:table-row table:style-name="ro1">
          <table:table-cell office:value-type="date" office:date-value="2094-01-16">
            <text:p>2094-01-16</text:p>
          </table:table-cell>
          <table:table-cell office:value-type="date" office:date-value="2103-01-01">
            <text:p>2103-01-01</text:p>
          </table:table-cell>
          <table:table-cell/>
          <table:table-cell office:value-type="date" office:date-value="2101-07-19">
            <text:p>2101-07-19</text:p>
          </table:table-cell>
          <table:table-cell table:number-columns-repeated="1020"/>
        </table:table-row>
        <table:table-row table:style-name="ro1">
          <table:table-cell office:value-type="date" office:date-value="2094-06-13">
            <text:p>2094-06-13</text:p>
          </table:table-cell>
          <table:table-cell office:value-type="date" office:date-value="2103-06-27">
            <text:p>2103-06-27</text:p>
          </table:table-cell>
          <table:table-cell/>
          <table:table-cell office:value-type="date" office:date-value="2102-01-11">
            <text:p>2102-01-11</text:p>
          </table:table-cell>
          <table:table-cell table:number-columns-repeated="1020"/>
        </table:table-row>
        <table:table-row table:style-name="ro1">
          <table:table-cell office:value-type="date" office:date-value="2094-07-12">
            <text:p>2094-07-12</text:p>
          </table:table-cell>
          <table:table-cell office:value-type="date" office:date-value="2104-05-16">
            <text:p>2104-05-16</text:p>
          </table:table-cell>
          <table:table-cell/>
          <table:table-cell office:value-type="date" office:date-value="2102-07-08">
            <text:p>2102-07-08</text:p>
          </table:table-cell>
          <table:table-cell table:number-columns-repeated="1020"/>
        </table:table-row>
        <table:table-row table:style-name="ro1">
          <table:table-cell office:value-type="date" office:date-value="2094-12-07">
            <text:p>2094-12-07</text:p>
          </table:table-cell>
          <table:table-cell office:value-type="date" office:date-value="2104-05-17">
            <text:p>2104-05-17</text:p>
          </table:table-cell>
          <table:table-cell/>
          <table:table-cell office:value-type="date" office:date-value="2103-01-01">
            <text:p>2103-01-01</text:p>
          </table:table-cell>
          <table:table-cell table:number-columns-repeated="1020"/>
        </table:table-row>
        <table:table-row table:style-name="ro1">
          <table:table-cell office:value-type="date" office:date-value="2095-06-02">
            <text:p>2095-06-02</text:p>
          </table:table-cell>
          <table:table-cell office:value-type="date" office:date-value="2104-11-10">
            <text:p>2104-11-10</text:p>
          </table:table-cell>
          <table:table-cell/>
          <table:table-cell office:value-type="date" office:date-value="2103-06-27">
            <text:p>2103-06-27</text:p>
          </table:table-cell>
          <table:table-cell table:number-columns-repeated="1020"/>
        </table:table-row>
        <table:table-row table:style-name="ro1">
          <table:table-cell office:value-type="date" office:date-value="2095-11-27">
            <text:p>2095-11-27</text:p>
          </table:table-cell>
          <table:table-cell office:value-type="date" office:date-value="2105-05-06">
            <text:p>2105-05-06</text:p>
          </table:table-cell>
          <table:table-cell/>
          <table:table-cell office:value-type="date" office:date-value="2104-05-16">
            <text:p>2104-05-16</text:p>
          </table:table-cell>
          <table:table-cell table:number-columns-repeated="1020"/>
        </table:table-row>
        <table:table-row table:style-name="ro1">
          <table:table-cell office:value-type="date" office:date-value="2096-05-22">
            <text:p>2096-05-22</text:p>
          </table:table-cell>
          <table:table-cell office:value-type="date" office:date-value="2105-10-30">
            <text:p>2105-10-30</text:p>
          </table:table-cell>
          <table:table-cell/>
          <table:table-cell office:value-type="date" office:date-value="2104-05-17">
            <text:p>2104-05-17</text:p>
          </table:table-cell>
          <table:table-cell table:number-columns-repeated="1020"/>
        </table:table-row>
        <table:table-row table:style-name="ro1">
          <table:table-cell office:value-type="date" office:date-value="2096-11-15">
            <text:p>2096-11-15</text:p>
          </table:table-cell>
          <table:table-cell office:value-type="date" office:date-value="2106-04-26">
            <text:p>2106-04-26</text:p>
          </table:table-cell>
          <table:table-cell/>
          <table:table-cell office:value-type="date" office:date-value="2104-11-10">
            <text:p>2104-11-10</text:p>
          </table:table-cell>
          <table:table-cell table:number-columns-repeated="1020"/>
        </table:table-row>
        <table:table-row table:style-name="ro1">
          <table:table-cell office:value-type="date" office:date-value="2097-05-11">
            <text:p>2097-05-11</text:p>
          </table:table-cell>
          <table:table-cell office:value-type="date" office:date-value="2106-10-19">
            <text:p>2106-10-19</text:p>
          </table:table-cell>
          <table:table-cell/>
          <table:table-cell office:value-type="date" office:date-value="2105-05-06">
            <text:p>2105-05-06</text:p>
          </table:table-cell>
          <table:table-cell table:number-columns-repeated="1020"/>
        </table:table-row>
        <table:table-row table:style-name="ro1">
          <table:table-cell office:value-type="date" office:date-value="2097-11-04">
            <text:p>2097-11-04</text:p>
          </table:table-cell>
          <table:table-cell office:value-type="date" office:date-value="2108-03-05">
            <text:p>2108-03-05</text:p>
          </table:table-cell>
          <table:table-cell/>
          <table:table-cell office:value-type="date" office:date-value="2105-10-30">
            <text:p>2105-10-30</text:p>
          </table:table-cell>
          <table:table-cell table:number-columns-repeated="1020"/>
        </table:table-row>
        <table:table-row table:style-name="ro1">
          <table:table-cell office:value-type="date" office:date-value="2098-04-01">
            <text:p>2098-04-01</text:p>
          </table:table-cell>
          <table:table-cell table:number-columns-repeated="2"/>
          <table:table-cell office:value-type="date" office:date-value="2106-04-26">
            <text:p>2106-04-26</text:p>
          </table:table-cell>
          <table:table-cell table:number-columns-repeated="1020"/>
        </table:table-row>
        <table:table-row table:style-name="ro1">
          <table:table-cell office:value-type="date" office:date-value="2098-09-25">
            <text:p>2098-09-25</text:p>
          </table:table-cell>
          <table:table-cell table:number-columns-repeated="2"/>
          <table:table-cell office:value-type="date" office:date-value="2106-10-19">
            <text:p>2106-10-19</text:p>
          </table:table-cell>
          <table:table-cell table:number-columns-repeated="1020"/>
        </table:table-row>
        <table:table-row table:style-name="ro1">
          <table:table-cell office:value-type="date" office:date-value="2098-10-24">
            <text:p>2098-10-24</text:p>
          </table:table-cell>
          <table:table-cell table:number-columns-repeated="2"/>
          <table:table-cell office:value-type="date" office:date-value="2108-03-05">
            <text:p>2108-03-05</text:p>
          </table:table-cell>
          <table:table-cell table:number-columns-repeated="1020"/>
        </table:table-row>
        <table:table-row table:style-name="ro1">
          <table:table-cell office:value-type="date" office:date-value="2099-03-21">
            <text:p>2099-03-21</text:p>
          </table:table-cell>
          <table:table-cell table:number-columns-repeated="1023"/>
        </table:table-row>
        <table:table-row table:style-name="ro1">
          <table:table-cell office:value-type="date" office:date-value="2099-09-14">
            <text:p>2099-09-14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date" office:date-value="2100-03-10">
            <text:p>2100-03-10</text:p>
          </table:table-cell>
          <table:table-cell table:number-columns-repeated="1023"/>
        </table:table-row>
        <table:table-row table:style-name="ro1">
          <table:table-cell office:value-type="date" office:date-value="2100-09-04">
            <text:p>2100-09-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2"/>
        <table:table-row table:style-name="ro1">
          <table:table-cell office:value-type="string">
            <text:p>Wikipedia</text:p>
          </table:table-cell>
          <table:table-cell office:value-type="string">
            <text:p>RK4 and RKF</text:p>
          </table:table-cell>
          <table:table-cell table:number-columns-repeated="1022"/>
        </table:table-row>
        <table:table-row table:style-name="ro1">
          <table:table-cell table:number-columns-repeated="2" office:value-type="date" office:date-value="2008-02-07">
            <text:p>2008-02-07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 office:value-type="date" office:date-value="2008-08-01">
            <text:p>2008-08-01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 office:value-type="date" office:date-value="2009-01-26">
            <text:p>2009-01-26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date" office:date-value="2009-07-21">
            <text:p>2009-07-21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 office:value-type="date" office:date-value="2009-07-22">
            <text:p>2009-07-22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 office:value-type="date" office:date-value="2010-01-15">
            <text:p>2010-01-15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 office:value-type="date" office:date-value="2010-07-11">
            <text:p>2010-07-11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 office:value-type="date" office:date-value="2011-01-04">
            <text:p>2011-01-04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 office:value-type="date" office:date-value="2011-06-01">
            <text:p>2011-06-0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11-07-01">
            <text:p>2011-07-01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/>
          <table:table-cell office:value-type="date" office:date-value="2011-11-24">
            <text:p>2011-11-24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 office:value-type="date" office:date-value="2011-11-25">
            <text:p>2011-11-25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 office:value-type="date" office:date-value="2012-05-20">
            <text:p>2012-05-20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 office:value-type="date" office:date-value="2012-11-13">
            <text:p>2012-11-13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date" office:date-value="2013-05-09">
            <text:p>2013-05-09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13-05-10">
            <text:p>2013-05-10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date" office:date-value="2013-11-03">
            <text:p>2013-11-03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date" office:date-value="2014-04-28">
            <text:p>2014-04-28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14-04-29">
            <text:p>2014-04-29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date" office:date-value="2014-10-23">
            <text:p>2014-10-23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date" office:date-value="2015-03-19">
            <text:p>2015-03-19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15-03-20">
            <text:p>2015-03-20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/>
          <table:table-cell office:value-type="date" office:date-value="2015-09-12">
            <text:p>2015-09-12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15-09-13">
            <text:p>2015-09-13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16-03-08">
            <text:p>2016-03-08</text:p>
          </table:table-cell>
          <table:table-cell table:number-columns-repeated="1022"/>
        </table:table-row>
        <table:table-row table:style-name="ro1">
          <table:table-cell office:value-type="date" office:date-value="2016-03-09">
            <text:p>2016-03-09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16-08-31">
            <text:p>2016-08-31</text:p>
          </table:table-cell>
          <table:table-cell table:number-columns-repeated="1022"/>
        </table:table-row>
        <table:table-row table:style-name="ro1">
          <table:table-cell office:value-type="date" office:date-value="2016-09-01">
            <text:p>2016-09-0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17-02-25">
            <text:p>2017-02-25</text:p>
          </table:table-cell>
          <table:table-cell table:number-columns-repeated="1022"/>
        </table:table-row>
        <table:table-row table:style-name="ro1">
          <table:table-cell table:number-columns-repeated="2" office:value-type="date" office:date-value="2017-02-26">
            <text:p>2017-02-26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7-08-20">
            <text:p>2017-08-20</text:p>
          </table:table-cell>
          <table:table-cell table:number-columns-repeated="1022"/>
        </table:table-row>
        <table:table-row table:style-name="ro1">
          <table:table-cell table:number-columns-repeated="2" office:value-type="date" office:date-value="2017-08-21">
            <text:p>2017-08-21</text:p>
          </table:table-cell>
          <table:table-cell table:number-columns-repeated="1022"/>
        </table:table-row>
        <table:table-row table:style-name="ro1">
          <table:table-cell office:value-type="date" office:date-value="2018-02-15">
            <text:p>2018-02-15</text:p>
          </table:table-cell>
          <table:table-cell table:number-columns-repeated="1023"/>
        </table:table-row>
        <table:table-row table:style-name="ro1">
          <table:table-cell office:value-type="date" office:date-value="2018-07-13">
            <text:p>2018-07-13</text:p>
          </table:table-cell>
          <table:table-cell table:number-columns-repeated="1023"/>
        </table:table-row>
        <table:table-row table:style-name="ro1">
          <table:table-cell office:value-type="date" office:date-value="2018-08-11">
            <text:p>2018-08-1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19-01-05">
            <text:p>2019-01-05</text:p>
          </table:table-cell>
          <table:table-cell table:number-columns-repeated="1022"/>
        </table:table-row>
        <table:table-row table:style-name="ro1">
          <table:table-cell office:value-type="date" office:date-value="2019-01-06">
            <text:p>2019-01-0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19-07-01">
            <text:p>2019-07-01</text:p>
          </table:table-cell>
          <table:table-cell table:number-columns-repeated="1022"/>
        </table:table-row>
        <table:table-row table:style-name="ro1">
          <table:table-cell table:number-columns-repeated="2" office:value-type="date" office:date-value="2019-07-02">
            <text:p>2019-07-02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19-12-25">
            <text:p>2019-12-25</text:p>
          </table:table-cell>
          <table:table-cell table:number-columns-repeated="1022"/>
        </table:table-row>
        <table:table-row table:style-name="ro1">
          <table:table-cell office:value-type="date" office:date-value="2019-12-26">
            <text:p>2019-12-2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0-06-20">
            <text:p>2020-06-20</text:p>
          </table:table-cell>
          <table:table-cell table:number-columns-repeated="1022"/>
        </table:table-row>
        <table:table-row table:style-name="ro1">
          <table:table-cell office:value-type="date" office:date-value="2020-06-21">
            <text:p>2020-06-2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0-12-13">
            <text:p>2020-12-13</text:p>
          </table:table-cell>
          <table:table-cell table:number-columns-repeated="1022"/>
        </table:table-row>
        <table:table-row table:style-name="ro1">
          <table:table-cell office:value-type="date" office:date-value="2020-12-14">
            <text:p>2020-12-1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1-06-09">
            <text:p>2021-06-09</text:p>
          </table:table-cell>
          <table:table-cell table:number-columns-repeated="1022"/>
        </table:table-row>
        <table:table-row table:style-name="ro1">
          <table:table-cell office:value-type="date" office:date-value="2021-06-10">
            <text:p>2021-06-10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1-12-03">
            <text:p>2021-12-03</text:p>
          </table:table-cell>
          <table:table-cell table:number-columns-repeated="1022"/>
        </table:table-row>
        <table:table-row table:style-name="ro1">
          <table:table-cell office:value-type="date" office:date-value="2021-12-04">
            <text:p>2021-12-0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2-04-29">
            <text:p>2022-04-29</text:p>
          </table:table-cell>
          <table:table-cell table:number-columns-repeated="1022"/>
        </table:table-row>
        <table:table-row table:style-name="ro1">
          <table:table-cell office:value-type="date" office:date-value="2022-04-30">
            <text:p>2022-04-30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2-10-24">
            <text:p>2022-10-24</text:p>
          </table:table-cell>
          <table:table-cell table:number-columns-repeated="1022"/>
        </table:table-row>
        <table:table-row table:style-name="ro1">
          <table:table-cell office:value-type="date" office:date-value="2022-10-25">
            <text:p>2022-10-25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3-04-18">
            <text:p>2023-04-18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3-04-19">
            <text:p>2023-04-19</text:p>
          </table:table-cell>
          <table:table-cell table:number-columns-repeated="1022"/>
        </table:table-row>
        <table:table-row table:style-name="ro1">
          <table:table-cell office:value-type="date" office:date-value="2023-04-20">
            <text:p>2023-04-20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3-10-13">
            <text:p>2023-10-13</text:p>
          </table:table-cell>
          <table:table-cell table:number-columns-repeated="1022"/>
        </table:table-row>
        <table:table-row table:style-name="ro1">
          <table:table-cell office:value-type="date" office:date-value="2023-10-14">
            <text:p>2023-10-1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4-04-07">
            <text:p>2024-04-07</text:p>
          </table:table-cell>
          <table:table-cell table:number-columns-repeated="1022"/>
        </table:table-row>
        <table:table-row table:style-name="ro1">
          <table:table-cell office:value-type="date" office:date-value="2024-04-08">
            <text:p>2024-04-08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4-10-01">
            <text:p>2024-10-01</text:p>
          </table:table-cell>
          <table:table-cell table:number-columns-repeated="1022"/>
        </table:table-row>
        <table:table-row table:style-name="ro1">
          <table:table-cell office:value-type="date" office:date-value="2024-10-02">
            <text:p>2024-10-02</text:p>
          </table:table-cell>
          <table:table-cell table:number-columns-repeated="1023"/>
        </table:table-row>
        <table:table-row table:style-name="ro1">
          <table:table-cell office:value-type="date" office:date-value="2025-03-29">
            <text:p>2025-03-29</text:p>
          </table:table-cell>
          <table:table-cell table:number-columns-repeated="1023"/>
        </table:table-row>
        <table:table-row table:style-name="ro1">
          <table:table-cell office:value-type="date" office:date-value="2025-09-21">
            <text:p>2025-09-2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6-02-16">
            <text:p>2026-02-16</text:p>
          </table:table-cell>
          <table:table-cell table:number-columns-repeated="1022"/>
        </table:table-row>
        <table:table-row table:style-name="ro1">
          <table:table-cell office:value-type="date" office:date-value="2026-02-17">
            <text:p>2026-02-17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6-08-11">
            <text:p>2026-08-11</text:p>
          </table:table-cell>
          <table:table-cell table:number-columns-repeated="1022"/>
        </table:table-row>
        <table:table-row table:style-name="ro1">
          <table:table-cell office:value-type="date" office:date-value="2026-08-12">
            <text:p>2026-08-12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7-02-05">
            <text:p>2027-02-05</text:p>
          </table:table-cell>
          <table:table-cell table:number-columns-repeated="1022"/>
        </table:table-row>
        <table:table-row table:style-name="ro1">
          <table:table-cell office:value-type="date" office:date-value="2027-02-06">
            <text:p>2027-02-0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7-07-31">
            <text:p>2027-07-31</text:p>
          </table:table-cell>
          <table:table-cell table:number-columns-repeated="1022"/>
        </table:table-row>
        <table:table-row table:style-name="ro1">
          <table:table-cell office:value-type="date" office:date-value="2027-08-02">
            <text:p>2027-08-02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8-01-25">
            <text:p>2028-01-25</text:p>
          </table:table-cell>
          <table:table-cell table:number-columns-repeated="1022"/>
        </table:table-row>
        <table:table-row table:style-name="ro1">
          <table:table-cell office:value-type="date" office:date-value="2028-01-26">
            <text:p>2028-01-2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8-07-20">
            <text:p>2028-07-20</text:p>
          </table:table-cell>
          <table:table-cell table:number-columns-repeated="1022"/>
        </table:table-row>
        <table:table-row table:style-name="ro1">
          <table:table-cell office:value-type="date" office:date-value="2028-07-22">
            <text:p>2028-07-22</text:p>
          </table:table-cell>
          <table:table-cell table:number-columns-repeated="1023"/>
        </table:table-row>
        <table:table-row table:style-name="ro1">
          <table:table-cell office:value-type="date" office:date-value="2029-01-14">
            <text:p>2029-01-1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9-06-10">
            <text:p>2029-06-10</text:p>
          </table:table-cell>
          <table:table-cell table:number-columns-repeated="1022"/>
        </table:table-row>
        <table:table-row table:style-name="ro1">
          <table:table-cell office:value-type="date" office:date-value="2029-06-12">
            <text:p>2029-06-12</text:p>
          </table:table-cell>
          <table:table-cell table:number-columns-repeated="1023"/>
        </table:table-row>
        <table:table-row table:style-name="ro1">
          <table:table-cell office:value-type="date" office:date-value="2029-07-11">
            <text:p>2029-07-1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29-12-03">
            <text:p>2029-12-03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9-12-04">
            <text:p>2029-12-04</text:p>
          </table:table-cell>
          <table:table-cell table:number-columns-repeated="1022"/>
        </table:table-row>
        <table:table-row table:style-name="ro1">
          <table:table-cell office:value-type="date" office:date-value="2029-12-05">
            <text:p>2029-12-05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30-05-30">
            <text:p>2030-05-30</text:p>
          </table:table-cell>
          <table:table-cell table:number-columns-repeated="1022"/>
        </table:table-row>
        <table:table-row table:style-name="ro1">
          <table:table-cell office:value-type="date" office:date-value="2030-06-01">
            <text:p>2030-06-0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30-11-23">
            <text:p>2030-11-23</text:p>
          </table:table-cell>
          <table:table-cell table:number-columns-repeated="1022"/>
        </table:table-row>
        <table:table-row table:style-name="ro1">
          <table:table-cell office:value-type="date" office:date-value="2030-11-25">
            <text:p>2030-11-25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31-05-19">
            <text:p>2031-05-19</text:p>
          </table:table-cell>
          <table:table-cell table:number-columns-repeated="1022"/>
        </table:table-row>
        <table:table-row table:style-name="ro1">
          <table:table-cell office:value-type="date" office:date-value="2031-05-21">
            <text:p>2031-05-2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31-11-12">
            <text:p>2031-11-12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31-11-13">
            <text:p>2031-11-13</text:p>
          </table:table-cell>
          <table:table-cell table:number-columns-repeated="1022"/>
        </table:table-row>
        <table:table-row table:style-name="ro1">
          <table:table-cell office:value-type="date" office:date-value="2031-11-14">
            <text:p>2031-11-14</text:p>
          </table:table-cell>
          <table:table-cell table:number-columns-repeated="1023"/>
        </table:table-row>
        <table:table-row table:style-name="ro1">
          <table:table-cell office:value-type="date" office:date-value="2032-05-09">
            <text:p>2032-05-09</text:p>
          </table:table-cell>
          <table:table-cell table:number-columns-repeated="1023"/>
        </table:table-row>
        <table:table-row table:style-name="ro1">
          <table:table-cell office:value-type="date" office:date-value="2032-11-03">
            <text:p>2032-11-03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33-03-28">
            <text:p>2033-03-28</text:p>
          </table:table-cell>
          <table:table-cell table:number-columns-repeated="1022"/>
        </table:table-row>
        <table:table-row table:style-name="ro1">
          <table:table-cell office:value-type="date" office:date-value="2033-03-30">
            <text:p>2033-03-30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33-09-21">
            <text:p>2033-09-21</text:p>
          </table:table-cell>
          <table:table-cell table:number-columns-repeated="1022"/>
        </table:table-row>
        <table:table-row table:style-name="ro1">
          <table:table-cell office:value-type="date" office:date-value="2033-09-23">
            <text:p>2033-09-23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34-03-18">
            <text:p>2034-03-18</text:p>
          </table:table-cell>
          <table:table-cell table:number-columns-repeated="1022"/>
        </table:table-row>
        <table:table-row table:style-name="ro1">
          <table:table-cell office:value-type="date" office:date-value="2034-03-20">
            <text:p>2034-03-20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34-09-10">
            <text:p>2034-09-10</text:p>
          </table:table-cell>
          <table:table-cell table:number-columns-repeated="1022"/>
        </table:table-row>
        <table:table-row table:style-name="ro1">
          <table:table-cell office:value-type="date" office:date-value="2034-09-12">
            <text:p>2034-09-12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35-03-07">
            <text:p>2035-03-07</text:p>
          </table:table-cell>
          <table:table-cell table:number-columns-repeated="1022"/>
        </table:table-row>
        <table:table-row table:style-name="ro1">
          <table:table-cell office:value-type="date" office:date-value="2035-03-09">
            <text:p>2035-03-09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35-08-30">
            <text:p>2035-08-3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35-08-31">
            <text:p>2035-08-31</text:p>
          </table:table-cell>
          <table:table-cell table:number-columns-repeated="1022"/>
        </table:table-row>
        <table:table-row table:style-name="ro1">
          <table:table-cell office:value-type="date" office:date-value="2035-09-02">
            <text:p>2035-09-02</text:p>
          </table:table-cell>
          <table:table-cell table:number-columns-repeated="1023"/>
        </table:table-row>
        <table:table-row table:style-name="ro1">
          <table:table-cell office:value-type="date" office:date-value="2036-02-27">
            <text:p>2036-02-27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36-07-21">
            <text:p>2036-07-21</text:p>
          </table:table-cell>
          <table:table-cell table:number-columns-repeated="1022"/>
        </table:table-row>
        <table:table-row table:style-name="ro1">
          <table:table-cell office:value-type="date" office:date-value="2036-07-23">
            <text:p>2036-07-23</text:p>
          </table:table-cell>
          <table:table-cell table:number-columns-repeated="1023"/>
        </table:table-row>
        <table:table-row table:style-name="ro1">
          <table:table-cell office:value-type="date" office:date-value="2036-08-21">
            <text:p>2036-08-2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37-01-14">
            <text:p>2037-01-14</text:p>
          </table:table-cell>
          <table:table-cell table:number-columns-repeated="1022"/>
        </table:table-row>
        <table:table-row table:style-name="ro1">
          <table:table-cell office:value-type="date" office:date-value="2037-01-16">
            <text:p>2037-01-1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37-07-10">
            <text:p>2037-07-10</text:p>
          </table:table-cell>
          <table:table-cell table:number-columns-repeated="1022"/>
        </table:table-row>
        <table:table-row table:style-name="ro1">
          <table:table-cell office:value-type="date" office:date-value="2037-07-13">
            <text:p>2037-07-13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38-01-03">
            <text:p>2038-01-03</text:p>
          </table:table-cell>
          <table:table-cell table:number-columns-repeated="1022"/>
        </table:table-row>
        <table:table-row table:style-name="ro1">
          <table:table-cell office:value-type="date" office:date-value="2038-01-05">
            <text:p>2038-01-05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38-06-30">
            <text:p>2038-06-30</text:p>
          </table:table-cell>
          <table:table-cell table:number-columns-repeated="1022"/>
        </table:table-row>
        <table:table-row table:style-name="ro1">
          <table:table-cell office:value-type="date" office:date-value="2038-07-02">
            <text:p>2038-07-02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38-12-23">
            <text:p>2038-12-23</text:p>
          </table:table-cell>
          <table:table-cell table:number-columns-repeated="1022"/>
        </table:table-row>
        <table:table-row table:style-name="ro1">
          <table:table-cell office:value-type="date" office:date-value="2038-12-26">
            <text:p>2038-12-26</text:p>
          </table:table-cell>
          <table:table-cell table:number-columns-repeated="1023"/>
        </table:table-row>
        <table:table-row table:style-name="ro1">
          <table:table-cell office:value-type="date" office:date-value="2039-06-21">
            <text:p>2039-06-21</text:p>
          </table:table-cell>
          <table:table-cell table:number-columns-repeated="1023"/>
        </table:table-row>
        <table:table-row table:style-name="ro1">
          <table:table-cell office:value-type="date" office:date-value="2039-12-15">
            <text:p>2039-12-15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0-05-08">
            <text:p>2040-05-08</text:p>
          </table:table-cell>
          <table:table-cell table:number-columns-repeated="1022"/>
        </table:table-row>
        <table:table-row table:style-name="ro1">
          <table:table-cell office:value-type="date" office:date-value="2040-05-11">
            <text:p>2040-05-1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0-11-02">
            <text:p>2040-11-02</text:p>
          </table:table-cell>
          <table:table-cell table:number-columns-repeated="1022"/>
        </table:table-row>
        <table:table-row table:style-name="ro1">
          <table:table-cell office:value-type="date" office:date-value="2040-11-04">
            <text:p>2040-11-0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1-04-27">
            <text:p>2041-04-2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41-04-28">
            <text:p>2041-04-28</text:p>
          </table:table-cell>
          <table:table-cell table:number-columns-repeated="1022"/>
        </table:table-row>
        <table:table-row table:style-name="ro1">
          <table:table-cell office:value-type="date" office:date-value="2041-04-30">
            <text:p>2041-04-30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1-10-22">
            <text:p>2041-10-22</text:p>
          </table:table-cell>
          <table:table-cell table:number-columns-repeated="1022"/>
        </table:table-row>
        <table:table-row table:style-name="ro1">
          <table:table-cell office:value-type="date" office:date-value="2041-10-25">
            <text:p>2041-10-25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2-04-17">
            <text:p>2042-04-17</text:p>
          </table:table-cell>
          <table:table-cell table:number-columns-repeated="1022"/>
        </table:table-row>
        <table:table-row table:style-name="ro1">
          <table:table-cell office:value-type="date" office:date-value="2042-04-20">
            <text:p>2042-04-20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2-10-11">
            <text:p>2042-10-11</text:p>
          </table:table-cell>
          <table:table-cell table:number-columns-repeated="1022"/>
        </table:table-row>
        <table:table-row table:style-name="ro1">
          <table:table-cell office:value-type="date" office:date-value="2042-10-14">
            <text:p>2042-10-14</text:p>
          </table:table-cell>
          <table:table-cell table:number-columns-repeated="1023"/>
        </table:table-row>
        <table:table-row table:style-name="ro1">
          <table:table-cell office:value-type="date" office:date-value="2043-04-09">
            <text:p>2043-04-09</text:p>
          </table:table-cell>
          <table:table-cell table:number-columns-repeated="1023"/>
        </table:table-row>
        <table:table-row table:style-name="ro1">
          <table:table-cell office:value-type="date" office:date-value="2043-10-03">
            <text:p>2043-10-03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4-02-26">
            <text:p>2044-02-26</text:p>
          </table:table-cell>
          <table:table-cell table:number-columns-repeated="1022"/>
        </table:table-row>
        <table:table-row table:style-name="ro1">
          <table:table-cell office:value-type="date" office:date-value="2044-02-28">
            <text:p>2044-02-28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4-08-20">
            <text:p>2044-08-20</text:p>
          </table:table-cell>
          <table:table-cell table:number-columns-repeated="1022"/>
        </table:table-row>
        <table:table-row table:style-name="ro1">
          <table:table-cell office:value-type="date" office:date-value="2044-08-23">
            <text:p>2044-08-23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5-02-14">
            <text:p>2045-02-14</text:p>
          </table:table-cell>
          <table:table-cell table:number-columns-repeated="1022"/>
        </table:table-row>
        <table:table-row table:style-name="ro1">
          <table:table-cell office:value-type="date" office:date-value="2045-02-16">
            <text:p>2045-02-1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5-08-09">
            <text:p>2045-08-09</text:p>
          </table:table-cell>
          <table:table-cell table:number-columns-repeated="1022"/>
        </table:table-row>
        <table:table-row table:style-name="ro1">
          <table:table-cell office:value-type="date" office:date-value="2045-08-12">
            <text:p>2045-08-12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6-02-03">
            <text:p>2046-02-03</text:p>
          </table:table-cell>
          <table:table-cell table:number-columns-repeated="1022"/>
        </table:table-row>
        <table:table-row table:style-name="ro1">
          <table:table-cell office:value-type="date" office:date-value="2046-02-05">
            <text:p>2046-02-05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6-07-30">
            <text:p>2046-07-30</text:p>
          </table:table-cell>
          <table:table-cell table:number-columns-repeated="1022"/>
        </table:table-row>
        <table:table-row table:style-name="ro1">
          <table:table-cell office:value-type="date" office:date-value="2046-08-02">
            <text:p>2046-08-02</text:p>
          </table:table-cell>
          <table:table-cell table:number-columns-repeated="1023"/>
        </table:table-row>
        <table:table-row table:style-name="ro1">
          <table:table-cell office:value-type="date" office:date-value="2047-01-26">
            <text:p>2047-01-2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7-06-20">
            <text:p>2047-06-20</text:p>
          </table:table-cell>
          <table:table-cell table:number-columns-repeated="1022"/>
        </table:table-row>
        <table:table-row table:style-name="ro1">
          <table:table-cell office:value-type="date" office:date-value="2047-06-23">
            <text:p>2047-06-23</text:p>
          </table:table-cell>
          <table:table-cell table:number-columns-repeated="1023"/>
        </table:table-row>
        <table:table-row table:style-name="ro1">
          <table:table-cell office:value-type="date" office:date-value="2047-07-22">
            <text:p>2047-07-22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7-12-13">
            <text:p>2047-12-13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47-12-14">
            <text:p>2047-12-14</text:p>
          </table:table-cell>
          <table:table-cell table:number-columns-repeated="1022"/>
        </table:table-row>
        <table:table-row table:style-name="ro1">
          <table:table-cell office:value-type="date" office:date-value="2047-12-16">
            <text:p>2047-12-1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8-06-08">
            <text:p>2048-06-08</text:p>
          </table:table-cell>
          <table:table-cell table:number-columns-repeated="1022"/>
        </table:table-row>
        <table:table-row table:style-name="ro1">
          <table:table-cell office:value-type="date" office:date-value="2048-06-11">
            <text:p>2048-06-1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8-12-02">
            <text:p>2048-12-02</text:p>
          </table:table-cell>
          <table:table-cell table:number-columns-repeated="1022"/>
        </table:table-row>
        <table:table-row table:style-name="ro1">
          <table:table-cell office:value-type="date" office:date-value="2048-12-05">
            <text:p>2048-12-05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9-05-28">
            <text:p>2049-05-28</text:p>
          </table:table-cell>
          <table:table-cell table:number-columns-repeated="1022"/>
        </table:table-row>
        <table:table-row table:style-name="ro1">
          <table:table-cell office:value-type="date" office:date-value="2049-05-31">
            <text:p>2049-05-3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49-11-21">
            <text:p>2049-11-21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49-11-22">
            <text:p>2049-11-22</text:p>
          </table:table-cell>
          <table:table-cell table:number-columns-repeated="1022"/>
        </table:table-row>
        <table:table-row table:style-name="ro1">
          <table:table-cell office:value-type="date" office:date-value="2049-11-25">
            <text:p>2049-11-25</text:p>
          </table:table-cell>
          <table:table-cell table:number-columns-repeated="1023"/>
        </table:table-row>
        <table:table-row table:style-name="ro1">
          <table:table-cell office:value-type="date" office:date-value="2050-05-20">
            <text:p>2050-05-20</text:p>
          </table:table-cell>
          <table:table-cell table:number-columns-repeated="1023"/>
        </table:table-row>
        <table:table-row table:style-name="ro1">
          <table:table-cell office:value-type="date" office:date-value="2050-11-14">
            <text:p>2050-11-1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1-04-07">
            <text:p>2051-04-07</text:p>
          </table:table-cell>
          <table:table-cell table:number-columns-repeated="1022"/>
        </table:table-row>
        <table:table-row table:style-name="ro1">
          <table:table-cell office:value-type="date" office:date-value="2051-04-11">
            <text:p>2051-04-1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1-10-01">
            <text:p>2051-10-01</text:p>
          </table:table-cell>
          <table:table-cell table:number-columns-repeated="1022"/>
        </table:table-row>
        <table:table-row table:style-name="ro1">
          <table:table-cell office:value-type="date" office:date-value="2051-10-04">
            <text:p>2051-10-0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2-03-27">
            <text:p>2052-03-27</text:p>
          </table:table-cell>
          <table:table-cell table:number-columns-repeated="1022"/>
        </table:table-row>
        <table:table-row table:style-name="ro1">
          <table:table-cell office:value-type="date" office:date-value="2052-03-30">
            <text:p>2052-03-30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2-09-19">
            <text:p>2052-09-19</text:p>
          </table:table-cell>
          <table:table-cell table:number-columns-repeated="1022"/>
        </table:table-row>
        <table:table-row table:style-name="ro1">
          <table:table-cell office:value-type="date" office:date-value="2052-09-22">
            <text:p>2052-09-22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3-03-16">
            <text:p>2053-03-16</text:p>
          </table:table-cell>
          <table:table-cell table:number-columns-repeated="1022"/>
        </table:table-row>
        <table:table-row table:style-name="ro1">
          <table:table-cell office:value-type="date" office:date-value="2053-03-20">
            <text:p>2053-03-20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3-09-08">
            <text:p>2053-09-08</text:p>
          </table:table-cell>
          <table:table-cell table:number-columns-repeated="1022"/>
        </table:table-row>
        <table:table-row table:style-name="ro1">
          <table:table-cell office:value-type="date" office:date-value="2053-09-12">
            <text:p>2053-09-12</text:p>
          </table:table-cell>
          <table:table-cell table:number-columns-repeated="1023"/>
        </table:table-row>
        <table:table-row table:style-name="ro1">
          <table:table-cell office:value-type="date" office:date-value="2054-03-09">
            <text:p>2054-03-09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4-07-31">
            <text:p>2054-07-31</text:p>
          </table:table-cell>
          <table:table-cell table:number-columns-repeated="1022"/>
        </table:table-row>
        <table:table-row table:style-name="ro1">
          <table:table-cell office:value-type="date" office:date-value="2054-08-03">
            <text:p>2054-08-03</text:p>
          </table:table-cell>
          <table:table-cell table:number-columns-repeated="1023"/>
        </table:table-row>
        <table:table-row table:style-name="ro1">
          <table:table-cell office:value-type="date" office:date-value="2054-09-02">
            <text:p>2054-09-02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5-01-24">
            <text:p>2055-01-24</text:p>
          </table:table-cell>
          <table:table-cell table:number-columns-repeated="1022"/>
        </table:table-row>
        <table:table-row table:style-name="ro1">
          <table:table-cell office:value-type="date" office:date-value="2055-01-27">
            <text:p>2055-01-27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5-07-20">
            <text:p>2055-07-20</text:p>
          </table:table-cell>
          <table:table-cell table:number-columns-repeated="1022"/>
        </table:table-row>
        <table:table-row table:style-name="ro1">
          <table:table-cell office:value-type="date" office:date-value="2055-07-24">
            <text:p>2055-07-2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6-01-13">
            <text:p>2056-01-13</text:p>
          </table:table-cell>
          <table:table-cell table:number-columns-repeated="1022"/>
        </table:table-row>
        <table:table-row table:style-name="ro1">
          <table:table-cell office:value-type="date" office:date-value="2056-01-16">
            <text:p>2056-01-1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6-07-09">
            <text:p>2056-07-09</text:p>
          </table:table-cell>
          <table:table-cell table:number-columns-repeated="1022"/>
        </table:table-row>
        <table:table-row table:style-name="ro1">
          <table:table-cell office:value-type="date" office:date-value="2056-07-12">
            <text:p>2056-07-12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7-01-01">
            <text:p>2057-01-01</text:p>
          </table:table-cell>
          <table:table-cell table:number-columns-repeated="1022"/>
        </table:table-row>
        <table:table-row table:style-name="ro1">
          <table:table-cell office:value-type="date" office:date-value="2057-01-05">
            <text:p>2057-01-05</text:p>
          </table:table-cell>
          <table:table-cell table:number-columns-repeated="1023"/>
        </table:table-row>
        <table:table-row table:style-name="ro1">
          <table:table-cell office:value-type="date" office:date-value="2057-07-01">
            <text:p>2057-07-0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7-11-22">
            <text:p>2057-11-22</text:p>
          </table:table-cell>
          <table:table-cell table:number-columns-repeated="1022"/>
        </table:table-row>
        <table:table-row table:style-name="ro1">
          <table:table-cell office:value-type="date" office:date-value="2057-12-26">
            <text:p>2057-12-2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8-05-18">
            <text:p>2058-05-18</text:p>
          </table:table-cell>
          <table:table-cell table:number-columns-repeated="1022"/>
        </table:table-row>
        <table:table-row table:style-name="ro1">
          <table:table-cell office:value-type="date" office:date-value="2058-05-22">
            <text:p>2058-05-22</text:p>
          </table:table-cell>
          <table:table-cell table:number-columns-repeated="1023"/>
        </table:table-row>
        <table:table-row table:style-name="ro1">
          <table:table-cell office:value-type="date" office:date-value="2058-06-21">
            <text:p>2058-06-2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8-11-12">
            <text:p>2058-11-12</text:p>
          </table:table-cell>
          <table:table-cell table:number-columns-repeated="1022"/>
        </table:table-row>
        <table:table-row table:style-name="ro1">
          <table:table-cell office:value-type="date" office:date-value="2058-11-16">
            <text:p>2058-11-1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9-05-07">
            <text:p>2059-05-07</text:p>
          </table:table-cell>
          <table:table-cell table:number-columns-repeated="1022"/>
        </table:table-row>
        <table:table-row table:style-name="ro1">
          <table:table-cell office:value-type="date" office:date-value="2059-05-11">
            <text:p>2059-05-1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59-11-01">
            <text:p>2059-11-01</text:p>
          </table:table-cell>
          <table:table-cell table:number-columns-repeated="1022"/>
        </table:table-row>
        <table:table-row table:style-name="ro1">
          <table:table-cell office:value-type="date" office:date-value="2059-11-05">
            <text:p>2059-11-05</text:p>
          </table:table-cell>
          <table:table-cell table:number-columns-repeated="1023"/>
        </table:table-row>
        <table:table-row table:style-name="ro1">
          <table:table-cell office:value-type="date" office:date-value="2060-03-30">
            <text:p>2060-03-30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0-04-26">
            <text:p>2060-04-26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60-10-20">
            <text:p>2060-10-20</text:p>
          </table:table-cell>
          <table:table-cell table:number-columns-repeated="1022"/>
        </table:table-row>
        <table:table-row table:style-name="ro1">
          <table:table-cell office:value-type="date" office:date-value="2060-10-24">
            <text:p>2060-10-2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1-03-17">
            <text:p>2061-03-17</text:p>
          </table:table-cell>
          <table:table-cell table:number-columns-repeated="1022"/>
        </table:table-row>
        <table:table-row table:style-name="ro1">
          <table:table-cell office:value-type="date" office:date-value="2061-04-20">
            <text:p>2061-04-20</text:p>
          </table:table-cell>
          <table:table-cell table:number-columns-repeated="1023"/>
        </table:table-row>
        <table:table-row table:style-name="ro1">
          <table:table-cell office:value-type="date" office:date-value="2061-10-13">
            <text:p>2061-10-13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2-03-06">
            <text:p>2062-03-06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62-03-07">
            <text:p>2062-03-07</text:p>
          </table:table-cell>
          <table:table-cell table:number-columns-repeated="1022"/>
        </table:table-row>
        <table:table-row table:style-name="ro1">
          <table:table-cell office:value-type="date" office:date-value="2062-03-11">
            <text:p>2062-03-1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2-08-30">
            <text:p>2062-08-30</text:p>
          </table:table-cell>
          <table:table-cell table:number-columns-repeated="1022"/>
        </table:table-row>
        <table:table-row table:style-name="ro1">
          <table:table-cell office:value-type="date" office:date-value="2062-09-03">
            <text:p>2062-09-03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3-02-24">
            <text:p>2063-02-24</text:p>
          </table:table-cell>
          <table:table-cell table:number-columns-repeated="1022"/>
        </table:table-row>
        <table:table-row table:style-name="ro1">
          <table:table-cell office:value-type="date" office:date-value="2063-02-28">
            <text:p>2063-02-28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3-08-19">
            <text:p>2063-08-19</text:p>
          </table:table-cell>
          <table:table-cell table:number-columns-repeated="1022"/>
        </table:table-row>
        <table:table-row table:style-name="ro1">
          <table:table-cell office:value-type="date" office:date-value="2063-08-24">
            <text:p>2063-08-2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4-02-13">
            <text:p>2064-02-13</text:p>
          </table:table-cell>
          <table:table-cell table:number-columns-repeated="1022"/>
        </table:table-row>
        <table:table-row table:style-name="ro1">
          <table:table-cell office:value-type="date" office:date-value="2064-02-17">
            <text:p>2064-02-17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4-08-08">
            <text:p>2064-08-08</text:p>
          </table:table-cell>
          <table:table-cell table:number-columns-repeated="1022"/>
        </table:table-row>
        <table:table-row table:style-name="ro1">
          <table:table-cell office:value-type="date" office:date-value="2064-08-12">
            <text:p>2064-08-12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5-01-02">
            <text:p>2065-01-02</text:p>
          </table:table-cell>
          <table:table-cell table:number-columns-repeated="1022"/>
        </table:table-row>
        <table:table-row table:style-name="ro1">
          <table:table-cell office:value-type="date" office:date-value="2065-02-05">
            <text:p>2065-02-05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5-06-29">
            <text:p>2065-06-29</text:p>
          </table:table-cell>
          <table:table-cell table:number-columns-repeated="1022"/>
        </table:table-row>
        <table:table-row table:style-name="ro1">
          <table:table-cell office:value-type="date" office:date-value="2065-07-03">
            <text:p>2065-07-03</text:p>
          </table:table-cell>
          <table:table-cell table:number-columns-repeated="1023"/>
        </table:table-row>
        <table:table-row table:style-name="ro1">
          <table:table-cell office:value-type="date" office:date-value="2065-08-02">
            <text:p>2065-08-02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5-12-22">
            <text:p>2065-12-22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65-12-23">
            <text:p>2065-12-23</text:p>
          </table:table-cell>
          <table:table-cell table:number-columns-repeated="1022"/>
        </table:table-row>
        <table:table-row table:style-name="ro1">
          <table:table-cell office:value-type="date" office:date-value="2065-12-27">
            <text:p>2065-12-27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6-06-18">
            <text:p>2066-06-18</text:p>
          </table:table-cell>
          <table:table-cell table:number-columns-repeated="1022"/>
        </table:table-row>
        <table:table-row table:style-name="ro1">
          <table:table-cell office:value-type="date" office:date-value="2066-06-22">
            <text:p>2066-06-22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6-12-12">
            <text:p>2066-12-12</text:p>
          </table:table-cell>
          <table:table-cell table:number-columns-repeated="1022"/>
        </table:table-row>
        <table:table-row table:style-name="ro1">
          <table:table-cell office:value-type="date" office:date-value="2066-12-17">
            <text:p>2066-12-17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7-06-07">
            <text:p>2067-06-07</text:p>
          </table:table-cell>
          <table:table-cell table:number-columns-repeated="1022"/>
        </table:table-row>
        <table:table-row table:style-name="ro1">
          <table:table-cell office:value-type="date" office:date-value="2067-06-11">
            <text:p>2067-06-1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7-12-01">
            <text:p>2067-12-01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67-12-02">
            <text:p>2067-12-02</text:p>
          </table:table-cell>
          <table:table-cell table:number-columns-repeated="1022"/>
        </table:table-row>
        <table:table-row table:style-name="ro1">
          <table:table-cell office:value-type="date" office:date-value="2067-12-06">
            <text:p>2067-12-0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8-04-27">
            <text:p>2068-04-27</text:p>
          </table:table-cell>
          <table:table-cell table:number-columns-repeated="1022"/>
        </table:table-row>
        <table:table-row table:style-name="ro1">
          <table:table-cell office:value-type="date" office:date-value="2068-05-31">
            <text:p>2068-05-3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8-10-21">
            <text:p>2068-10-21</text:p>
          </table:table-cell>
          <table:table-cell table:number-columns-repeated="1022"/>
        </table:table-row>
        <table:table-row table:style-name="ro1">
          <table:table-cell office:value-type="date" office:date-value="2068-11-24">
            <text:p>2068-11-2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9-04-16">
            <text:p>2069-04-16</text:p>
          </table:table-cell>
          <table:table-cell table:number-columns-repeated="1022"/>
        </table:table-row>
        <table:table-row table:style-name="ro1">
          <table:table-cell office:value-type="date" office:date-value="2069-04-21">
            <text:p>2069-04-21</text:p>
          </table:table-cell>
          <table:table-cell table:number-columns-repeated="1023"/>
        </table:table-row>
        <table:table-row table:style-name="ro1">
          <table:table-cell office:value-type="date" office:date-value="2069-05-20">
            <text:p>2069-05-20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69-10-10">
            <text:p>2069-10-10</text:p>
          </table:table-cell>
          <table:table-cell table:number-columns-repeated="1022"/>
        </table:table-row>
        <table:table-row table:style-name="ro1">
          <table:table-cell office:value-type="date" office:date-value="2069-10-15">
            <text:p>2069-10-15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0-04-06">
            <text:p>2070-04-06</text:p>
          </table:table-cell>
          <table:table-cell table:number-columns-repeated="1022"/>
        </table:table-row>
        <table:table-row table:style-name="ro1">
          <table:table-cell office:value-type="date" office:date-value="2070-04-11">
            <text:p>2070-04-1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0-09-29">
            <text:p>2070-09-29</text:p>
          </table:table-cell>
          <table:table-cell table:number-columns-repeated="1022"/>
        </table:table-row>
        <table:table-row table:style-name="ro1">
          <table:table-cell office:value-type="date" office:date-value="2070-10-04">
            <text:p>2070-10-0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1-03-26">
            <text:p>2071-03-26</text:p>
          </table:table-cell>
          <table:table-cell table:number-columns-repeated="1022"/>
        </table:table-row>
        <table:table-row table:style-name="ro1">
          <table:table-cell office:value-type="date" office:date-value="2071-03-31">
            <text:p>2071-03-3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1-09-18">
            <text:p>2071-09-18</text:p>
          </table:table-cell>
          <table:table-cell table:number-columns-repeated="1022"/>
        </table:table-row>
        <table:table-row table:style-name="ro1">
          <table:table-cell office:value-type="date" office:date-value="2071-09-23">
            <text:p>2071-09-23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2-02-14">
            <text:p>2072-02-14</text:p>
          </table:table-cell>
          <table:table-cell table:number-columns-repeated="1022"/>
        </table:table-row>
        <table:table-row table:style-name="ro1">
          <table:table-cell office:value-type="date" office:date-value="2072-03-19">
            <text:p>2072-03-19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2-08-09">
            <text:p>2072-08-09</text:p>
          </table:table-cell>
          <table:table-cell table:number-columns-repeated="1022"/>
        </table:table-row>
        <table:table-row table:style-name="ro1">
          <table:table-cell office:value-type="date" office:date-value="2072-09-12">
            <text:p>2072-09-12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3-02-02">
            <text:p>2073-02-02</text:p>
          </table:table-cell>
          <table:table-cell table:number-columns-repeated="1022"/>
        </table:table-row>
        <table:table-row table:style-name="ro1">
          <table:table-cell office:value-type="date" office:date-value="2073-02-07">
            <text:p>2073-02-07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3-07-29">
            <text:p>2073-07-29</text:p>
          </table:table-cell>
          <table:table-cell table:number-columns-repeated="1022"/>
        </table:table-row>
        <table:table-row table:style-name="ro1">
          <table:table-cell office:value-type="date" office:date-value="2073-08-03">
            <text:p>2073-08-03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4-01-22">
            <text:p>2074-01-22</text:p>
          </table:table-cell>
          <table:table-cell table:number-columns-repeated="1022"/>
        </table:table-row>
        <table:table-row table:style-name="ro1">
          <table:table-cell office:value-type="date" office:date-value="2074-01-27">
            <text:p>2074-01-27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4-07-18">
            <text:p>2074-07-18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74-07-19">
            <text:p>2074-07-19</text:p>
          </table:table-cell>
          <table:table-cell table:number-columns-repeated="1022"/>
        </table:table-row>
        <table:table-row table:style-name="ro1">
          <table:table-cell office:value-type="date" office:date-value="2074-07-24">
            <text:p>2074-07-2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5-01-11">
            <text:p>2075-01-11</text:p>
          </table:table-cell>
          <table:table-cell table:number-columns-repeated="1022"/>
        </table:table-row>
        <table:table-row table:style-name="ro1">
          <table:table-cell office:value-type="date" office:date-value="2075-01-16">
            <text:p>2075-01-16</text:p>
          </table:table-cell>
          <table:table-cell table:number-columns-repeated="1023"/>
        </table:table-row>
        <table:table-row table:style-name="ro1">
          <table:table-cell office:value-type="date" office:date-value="2075-07-13">
            <text:p>2075-07-13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5-12-02">
            <text:p>2075-12-02</text:p>
          </table:table-cell>
          <table:table-cell table:number-columns-repeated="1022"/>
        </table:table-row>
        <table:table-row table:style-name="ro1">
          <table:table-cell office:value-type="date" office:date-value="2076-01-06">
            <text:p>2076-01-0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6-05-27">
            <text:p>2076-05-27</text:p>
          </table:table-cell>
          <table:table-cell table:number-columns-repeated="1022"/>
        </table:table-row>
        <table:table-row table:style-name="ro1">
          <table:table-cell office:value-type="date" office:date-value="2076-06-01">
            <text:p>2076-06-01</text:p>
          </table:table-cell>
          <table:table-cell table:number-columns-repeated="1023"/>
        </table:table-row>
        <table:table-row table:style-name="ro1">
          <table:table-cell office:value-type="date" office:date-value="2076-07-01">
            <text:p>2076-07-0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6-11-21">
            <text:p>2076-11-21</text:p>
          </table:table-cell>
          <table:table-cell table:number-columns-repeated="1022"/>
        </table:table-row>
        <table:table-row table:style-name="ro1">
          <table:table-cell office:value-type="date" office:date-value="2076-11-26">
            <text:p>2076-11-2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7-05-16">
            <text:p>2077-05-16</text:p>
          </table:table-cell>
          <table:table-cell table:number-columns-repeated="1022"/>
        </table:table-row>
        <table:table-row table:style-name="ro1">
          <table:table-cell office:value-type="date" office:date-value="2077-05-22">
            <text:p>2077-05-22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7-11-10">
            <text:p>2077-11-10</text:p>
          </table:table-cell>
          <table:table-cell table:number-columns-repeated="1022"/>
        </table:table-row>
        <table:table-row table:style-name="ro1">
          <table:table-cell office:value-type="date" office:date-value="2077-11-15">
            <text:p>2077-11-15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8-05-06">
            <text:p>2078-05-06</text:p>
          </table:table-cell>
          <table:table-cell table:number-columns-repeated="1022"/>
        </table:table-row>
        <table:table-row table:style-name="ro1">
          <table:table-cell office:value-type="date" office:date-value="2078-05-11">
            <text:p>2078-05-1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8-10-30">
            <text:p>2078-10-30</text:p>
          </table:table-cell>
          <table:table-cell table:number-columns-repeated="1022"/>
        </table:table-row>
        <table:table-row table:style-name="ro1">
          <table:table-cell office:value-type="date" office:date-value="2078-11-04">
            <text:p>2078-11-0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9-03-27">
            <text:p>2079-03-27</text:p>
          </table:table-cell>
          <table:table-cell table:number-columns-repeated="1022"/>
        </table:table-row>
        <table:table-row table:style-name="ro1">
          <table:table-cell office:value-type="date" office:date-value="2079-05-01">
            <text:p>2079-05-0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79-09-19">
            <text:p>2079-09-19</text:p>
          </table:table-cell>
          <table:table-cell table:number-columns-repeated="1022"/>
        </table:table-row>
        <table:table-row table:style-name="ro1">
          <table:table-cell office:value-type="date" office:date-value="2079-10-24">
            <text:p>2079-10-2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0-03-15">
            <text:p>2080-03-15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80-03-16">
            <text:p>2080-03-16</text:p>
          </table:table-cell>
          <table:table-cell table:number-columns-repeated="1022"/>
        </table:table-row>
        <table:table-row table:style-name="ro1">
          <table:table-cell office:value-type="date" office:date-value="2080-03-21">
            <text:p>2080-03-2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0-09-08">
            <text:p>2080-09-08</text:p>
          </table:table-cell>
          <table:table-cell table:number-columns-repeated="1022"/>
        </table:table-row>
        <table:table-row table:style-name="ro1">
          <table:table-cell office:value-type="date" office:date-value="2080-09-13">
            <text:p>2080-09-13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1-03-05">
            <text:p>2081-03-05</text:p>
          </table:table-cell>
          <table:table-cell table:number-columns-repeated="1022"/>
        </table:table-row>
        <table:table-row table:style-name="ro1">
          <table:table-cell office:value-type="date" office:date-value="2081-03-10">
            <text:p>2081-03-10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1-08-28">
            <text:p>2081-08-28</text:p>
          </table:table-cell>
          <table:table-cell table:number-columns-repeated="1022"/>
        </table:table-row>
        <table:table-row table:style-name="ro1">
          <table:table-cell office:value-type="date" office:date-value="2081-09-03">
            <text:p>2081-09-03</text:p>
          </table:table-cell>
          <table:table-cell table:number-columns-repeated="1023"/>
        </table:table-row>
        <table:table-row table:style-name="ro1">
          <table:table-cell office:value-type="date" office:date-value="2082-02-27">
            <text:p>2082-02-27</text:p>
          </table:table-cell>
          <table:table-cell table:number-columns-repeated="1023"/>
        </table:table-row>
        <table:table-row table:style-name="ro1">
          <table:table-cell office:value-type="date" office:date-value="2082-08-24">
            <text:p>2082-08-2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3-01-12">
            <text:p>2083-01-12</text:p>
          </table:table-cell>
          <table:table-cell table:number-columns-repeated="1022"/>
        </table:table-row>
        <table:table-row table:style-name="ro1">
          <table:table-cell office:value-type="date" office:date-value="2083-02-16">
            <text:p>2083-02-1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3-07-09">
            <text:p>2083-07-09</text:p>
          </table:table-cell>
          <table:table-cell table:number-columns-repeated="1022"/>
        </table:table-row>
        <table:table-row table:style-name="ro1">
          <table:table-cell office:value-type="date" office:date-value="2083-07-15">
            <text:p>2083-07-15</text:p>
          </table:table-cell>
          <table:table-cell table:number-columns-repeated="1023"/>
        </table:table-row>
        <table:table-row table:style-name="ro1">
          <table:table-cell office:value-type="date" office:date-value="2083-08-13">
            <text:p>2083-08-13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4-01-01">
            <text:p>2084-01-01</text:p>
          </table:table-cell>
          <table:table-cell table:number-columns-repeated="1022"/>
        </table:table-row>
        <table:table-row table:style-name="ro1">
          <table:table-cell office:value-type="date" office:date-value="2084-01-07">
            <text:p>2084-01-07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4-06-27">
            <text:p>2084-06-27</text:p>
          </table:table-cell>
          <table:table-cell table:number-columns-repeated="1022"/>
        </table:table-row>
        <table:table-row table:style-name="ro1">
          <table:table-cell office:value-type="date" office:date-value="2084-07-03">
            <text:p>2084-07-03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4-12-21">
            <text:p>2084-12-21</text:p>
          </table:table-cell>
          <table:table-cell table:number-columns-repeated="1022"/>
        </table:table-row>
        <table:table-row table:style-name="ro1">
          <table:table-cell office:value-type="date" office:date-value="2084-12-27">
            <text:p>2084-12-27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5-06-16">
            <text:p>2085-06-16</text:p>
          </table:table-cell>
          <table:table-cell table:number-columns-repeated="1022"/>
        </table:table-row>
        <table:table-row table:style-name="ro1">
          <table:table-cell office:value-type="date" office:date-value="2085-06-22">
            <text:p>2085-06-22</text:p>
          </table:table-cell>
          <table:table-cell table:number-columns-repeated="1023"/>
        </table:table-row>
        <table:table-row table:style-name="ro1">
          <table:table-cell office:value-type="date" office:date-value="2085-12-16">
            <text:p>2085-12-1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6-05-07">
            <text:p>2086-05-07</text:p>
          </table:table-cell>
          <table:table-cell table:number-columns-repeated="1022"/>
        </table:table-row>
        <table:table-row table:style-name="ro1">
          <table:table-cell office:value-type="date" office:date-value="2086-06-11">
            <text:p>2086-06-1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6-10-31">
            <text:p>2086-10-31</text:p>
          </table:table-cell>
          <table:table-cell table:number-columns-repeated="1022"/>
        </table:table-row>
        <table:table-row table:style-name="ro1">
          <table:table-cell office:value-type="date" office:date-value="2086-12-06">
            <text:p>2086-12-0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7-04-26">
            <text:p>2087-04-26</text:p>
          </table:table-cell>
          <table:table-cell table:number-columns-repeated="1022"/>
        </table:table-row>
        <table:table-row table:style-name="ro1">
          <table:table-cell office:value-type="date" office:date-value="2087-05-02">
            <text:p>2087-05-02</text:p>
          </table:table-cell>
          <table:table-cell table:number-columns-repeated="1023"/>
        </table:table-row>
        <table:table-row table:style-name="ro1">
          <table:table-cell office:value-type="date" office:date-value="2087-06-01">
            <text:p>2087-06-0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7-10-20">
            <text:p>2087-10-20</text:p>
          </table:table-cell>
          <table:table-cell table:number-columns-repeated="1022"/>
        </table:table-row>
        <table:table-row table:style-name="ro1">
          <table:table-cell office:value-type="date" office:date-value="2087-10-26">
            <text:p>2087-10-2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8-04-15">
            <text:p>2088-04-15</text:p>
          </table:table-cell>
          <table:table-cell table:number-columns-repeated="1022"/>
        </table:table-row>
        <table:table-row table:style-name="ro1">
          <table:table-cell office:value-type="date" office:date-value="2088-04-21">
            <text:p>2088-04-2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8-10-08">
            <text:p>2088-10-08</text:p>
          </table:table-cell>
          <table:table-cell table:number-columns-repeated="1022"/>
        </table:table-row>
        <table:table-row table:style-name="ro1">
          <table:table-cell office:value-type="date" office:date-value="2088-10-14">
            <text:p>2088-10-14</text:p>
          </table:table-cell>
          <table:table-cell table:number-columns-repeated="1023"/>
        </table:table-row>
        <table:table-row table:style-name="ro1">
          <table:table-cell office:value-type="date" office:date-value="2089-04-10">
            <text:p>2089-04-10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89-09-27">
            <text:p>2089-09-27</text:p>
          </table:table-cell>
          <table:table-cell table:number-columns-repeated="1022"/>
        </table:table-row>
        <table:table-row table:style-name="ro1">
          <table:table-cell office:value-type="date" office:date-value="2089-10-04">
            <text:p>2089-10-0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0-02-23">
            <text:p>2090-02-23</text:p>
          </table:table-cell>
          <table:table-cell table:number-columns-repeated="1022"/>
        </table:table-row>
        <table:table-row table:style-name="ro1">
          <table:table-cell office:value-type="date" office:date-value="2090-03-31">
            <text:p>2090-03-3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0-08-18">
            <text:p>2090-08-18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90-08-19">
            <text:p>2090-08-19</text:p>
          </table:table-cell>
          <table:table-cell table:number-columns-repeated="1022"/>
        </table:table-row>
        <table:table-row table:style-name="ro1">
          <table:table-cell office:value-type="date" office:date-value="2090-09-23">
            <text:p>2090-09-23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1-02-12">
            <text:p>2091-02-12</text:p>
          </table:table-cell>
          <table:table-cell table:number-columns-repeated="1022"/>
        </table:table-row>
        <table:table-row table:style-name="ro1">
          <table:table-cell office:value-type="date" office:date-value="2091-02-18">
            <text:p>2091-02-18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1-08-08">
            <text:p>2091-08-08</text:p>
          </table:table-cell>
          <table:table-cell table:number-columns-repeated="1022"/>
        </table:table-row>
        <table:table-row table:style-name="ro1">
          <table:table-cell office:value-type="date" office:date-value="2091-08-15">
            <text:p>2091-08-15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2-02-01">
            <text:p>2092-02-01</text:p>
          </table:table-cell>
          <table:table-cell table:number-columns-repeated="1022"/>
        </table:table-row>
        <table:table-row table:style-name="ro1">
          <table:table-cell office:value-type="date" office:date-value="2092-02-07">
            <text:p>2092-02-07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2-07-27">
            <text:p>2092-07-2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92-07-28">
            <text:p>2092-07-28</text:p>
          </table:table-cell>
          <table:table-cell table:number-columns-repeated="1022"/>
        </table:table-row>
        <table:table-row table:style-name="ro1">
          <table:table-cell office:value-type="date" office:date-value="2092-08-03">
            <text:p>2092-08-03</text:p>
          </table:table-cell>
          <table:table-cell table:number-columns-repeated="1023"/>
        </table:table-row>
        <table:table-row table:style-name="ro1">
          <table:table-cell office:value-type="date" office:date-value="2093-01-27">
            <text:p>2093-01-27</text:p>
          </table:table-cell>
          <table:table-cell table:number-columns-repeated="1023"/>
        </table:table-row>
        <table:table-row table:style-name="ro1">
          <table:table-cell office:value-type="date" office:date-value="2093-07-23">
            <text:p>2093-07-23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3-12-11">
            <text:p>2093-12-11</text:p>
          </table:table-cell>
          <table:table-cell table:number-columns-repeated="1022"/>
        </table:table-row>
        <table:table-row table:style-name="ro1">
          <table:table-cell office:value-type="date" office:date-value="2094-01-16">
            <text:p>2094-01-16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4-06-06">
            <text:p>2094-06-06</text:p>
          </table:table-cell>
          <table:table-cell table:number-columns-repeated="1022"/>
        </table:table-row>
        <table:table-row table:style-name="ro1">
          <table:table-cell office:value-type="date" office:date-value="2094-06-13">
            <text:p>2094-06-13</text:p>
          </table:table-cell>
          <table:table-cell table:number-columns-repeated="1023"/>
        </table:table-row>
        <table:table-row table:style-name="ro1">
          <table:table-cell office:value-type="date" office:date-value="2094-07-12">
            <text:p>2094-07-12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4-12-01">
            <text:p>2094-12-01</text:p>
          </table:table-cell>
          <table:table-cell table:number-columns-repeated="1022"/>
        </table:table-row>
        <table:table-row table:style-name="ro1">
          <table:table-cell office:value-type="date" office:date-value="2094-12-07">
            <text:p>2094-12-07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5-05-26">
            <text:p>2095-05-26</text:p>
          </table:table-cell>
          <table:table-cell table:number-columns-repeated="1022"/>
        </table:table-row>
        <table:table-row table:style-name="ro1">
          <table:table-cell office:value-type="date" office:date-value="2095-06-02">
            <text:p>2095-06-02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5-11-20">
            <text:p>2095-11-20</text:p>
          </table:table-cell>
          <table:table-cell table:number-columns-repeated="1022"/>
        </table:table-row>
        <table:table-row table:style-name="ro1">
          <table:table-cell office:value-type="date" office:date-value="2095-11-27">
            <text:p>2095-11-27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6-05-15">
            <text:p>2096-05-15</text:p>
          </table:table-cell>
          <table:table-cell table:number-columns-repeated="1022"/>
        </table:table-row>
        <table:table-row table:style-name="ro1">
          <table:table-cell office:value-type="date" office:date-value="2096-05-22">
            <text:p>2096-05-22</text:p>
          </table:table-cell>
          <table:table-cell table:number-columns-repeated="1023"/>
        </table:table-row>
        <table:table-row table:style-name="ro1">
          <table:table-cell office:value-type="date" office:date-value="2096-11-15">
            <text:p>2096-11-15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7-04-05">
            <text:p>2097-04-05</text:p>
          </table:table-cell>
          <table:table-cell table:number-columns-repeated="1022"/>
        </table:table-row>
        <table:table-row table:style-name="ro1">
          <table:table-cell office:value-type="date" office:date-value="2097-05-11">
            <text:p>2097-05-1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7-09-28">
            <text:p>2097-09-28</text:p>
          </table:table-cell>
          <table:table-cell table:number-columns-repeated="1022"/>
        </table:table-row>
        <table:table-row table:style-name="ro1">
          <table:table-cell office:value-type="date" office:date-value="2097-11-04">
            <text:p>2097-11-0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8-03-25">
            <text:p>2098-03-25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98-03-26">
            <text:p>2098-03-26</text:p>
          </table:table-cell>
          <table:table-cell table:number-columns-repeated="1022"/>
        </table:table-row>
        <table:table-row table:style-name="ro1">
          <table:table-cell office:value-type="date" office:date-value="2098-04-01">
            <text:p>2098-04-0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8-09-17">
            <text:p>2098-09-17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98-09-18">
            <text:p>2098-09-18</text:p>
          </table:table-cell>
          <table:table-cell table:number-columns-repeated="1022"/>
        </table:table-row>
        <table:table-row table:style-name="ro1">
          <table:table-cell office:value-type="date" office:date-value="2098-09-25">
            <text:p>2098-09-25</text:p>
          </table:table-cell>
          <table:table-cell table:number-columns-repeated="1023"/>
        </table:table-row>
        <table:table-row table:style-name="ro1">
          <table:table-cell office:value-type="date" office:date-value="2098-10-24">
            <text:p>2098-10-24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9-03-14">
            <text:p>2099-03-14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99-03-15">
            <text:p>2099-03-15</text:p>
          </table:table-cell>
          <table:table-cell table:number-columns-repeated="1022"/>
        </table:table-row>
        <table:table-row table:style-name="ro1">
          <table:table-cell office:value-type="date" office:date-value="2099-03-21">
            <text:p>2099-03-21</text:p>
          </table:table-cell>
          <table:table-cell table:number-columns-repeated="1023"/>
        </table:table-row>
        <table:table-row table:style-name="ro1">
          <table:table-cell/>
          <table:table-cell office:value-type="date" office:date-value="2099-09-07">
            <text:p>2099-09-07</text:p>
          </table:table-cell>
          <table:table-cell table:number-columns-repeated="1022"/>
        </table:table-row>
        <table:table-row table:style-name="ro1">
          <table:table-cell office:value-type="date" office:date-value="2099-09-14">
            <text:p>2099-09-14</text:p>
          </table:table-cell>
          <table:table-cell table:number-columns-repeated="1023"/>
        </table:table-row>
        <table:table-row table:style-name="ro1" table:number-rows-repeated="10481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2.E11:Sheet2.E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19/03/2012</text:date>, <text:time>15:5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9T14:24:44</meta:creation-date>
    <dc:date>2012-03-19T15:54:30</dc:date>
    <meta:editing-duration>PT23M14S</meta:editing-duration>
    <meta:editing-cycles>2</meta:editing-cycles>
    <meta:generator>LibreOffice/3.4$Unix LibreOffice_project/340m1$Build-502</meta:generator>
    <meta:document-statistic meta:table-count="3" meta:cell-count="1180" meta:object-count="0"/>
  </office:meta>
</office:document-meta>
</file>